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4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Usag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93726" calcext:value-type="float">
            <text:p>4.93726E-05</text:p>
          </table:table-cell>
          <table:table-cell office:value-type="float" office:value="0.0058024514" calcext:value-type="float">
            <text:p>0.0058024514</text:p>
          </table:table-cell>
          <table:table-cell office:value-type="float" office:value="0.0014111" calcext:value-type="float">
            <text:p>0.0014111</text:p>
          </table:table-cell>
          <table:table-cell office:value-type="float" office:value="0.0014749206" calcext:value-type="float">
            <text:p>0.001474920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93726" calcext:value-type="float">
            <text:p>4.93726E-05</text:p>
          </table:table-cell>
          <table:table-cell office:value-type="float" office:value="0.008476115" calcext:value-type="float">
            <text:p>0.008476115</text:p>
          </table:table-cell>
          <table:table-cell office:value-type="float" office:value="0.0036406282" calcext:value-type="float">
            <text:p>0.0036406282</text:p>
          </table:table-cell>
          <table:table-cell office:value-type="float" office:value="0.0094376452" calcext:value-type="float">
            <text:p>0.009437645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7466" calcext:value-type="float">
            <text:p>0.0001757466</text:p>
          </table:table-cell>
          <table:table-cell office:value-type="float" office:value="0.0063707162" calcext:value-type="float">
            <text:p>0.0063707162</text:p>
          </table:table-cell>
          <table:table-cell office:value-type="float" office:value="0.0046857558" calcext:value-type="float">
            <text:p>0.0046857558</text:p>
          </table:table-cell>
          <table:table-cell office:value-type="float" office:value="0.0052533748" calcext:value-type="float">
            <text:p>0.005253374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7466" calcext:value-type="float">
            <text:p>0.0001757466</text:p>
          </table:table-cell>
          <table:table-cell office:value-type="float" office:value="0.0228164172" calcext:value-type="float">
            <text:p>0.0228164172</text:p>
          </table:table-cell>
          <table:table-cell office:value-type="float" office:value="0.011992277" calcext:value-type="float">
            <text:p>0.011992277</text:p>
          </table:table-cell>
          <table:table-cell office:value-type="float" office:value="0.0205864026" calcext:value-type="float">
            <text:p>0.020586402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8194" calcext:value-type="float">
            <text:p>0.0011288194</text:p>
          </table:table-cell>
          <table:table-cell office:value-type="float" office:value="0.040338469" calcext:value-type="float">
            <text:p>0.040338469</text:p>
          </table:table-cell>
          <table:table-cell office:value-type="float" office:value="0.069276848" calcext:value-type="float">
            <text:p>0.069276848</text:p>
          </table:table-cell>
          <table:table-cell office:value-type="float" office:value="0.0657317094" calcext:value-type="float">
            <text:p>0.065731709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8194" calcext:value-type="float">
            <text:p>0.0011288194</text:p>
          </table:table-cell>
          <table:table-cell office:value-type="float" office:value="0.1686509356" calcext:value-type="float">
            <text:p>0.1686509356</text:p>
          </table:table-cell>
          <table:table-cell office:value-type="float" office:value="0.1792458622" calcext:value-type="float">
            <text:p>0.1792458622</text:p>
          </table:table-cell>
          <table:table-cell office:value-type="float" office:value="0.1518509092" calcext:value-type="float">
            <text:p>0.151850909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1547562" calcext:value-type="float">
            <text:p>0.0091547562</text:p>
          </table:table-cell>
          <table:table-cell office:value-type="float" office:value="0.4581959814" calcext:value-type="float">
            <text:p>0.4581959814</text:p>
          </table:table-cell>
          <table:table-cell office:value-type="float" office:value="0.546503857" calcext:value-type="float">
            <text:p>0.546503857</text:p>
          </table:table-cell>
          <table:table-cell office:value-type="float" office:value="0.9789828234" calcext:value-type="float">
            <text:p>0.978982823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1547562" calcext:value-type="float">
            <text:p>0.0091547562</text:p>
          </table:table-cell>
          <table:table-cell office:value-type="float" office:value="1.274792254" calcext:value-type="float">
            <text:p>1.274792254</text:p>
          </table:table-cell>
          <table:table-cell office:value-type="float" office:value="1.4096418166" calcext:value-type="float">
            <text:p>1.4096418166</text:p>
          </table:table-cell>
          <table:table-cell office:value-type="float" office:value="1.6302542436" calcext:value-type="float">
            <text:p>1.630254243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90990382" calcext:value-type="float">
            <text:p>0.0790990382</text:p>
          </table:table-cell>
          <table:table-cell office:value-type="float" office:value="8.1150478492" calcext:value-type="float">
            <text:p>8.1150478492</text:p>
          </table:table-cell>
          <table:table-cell office:value-type="float" office:value="9.1036609754" calcext:value-type="float">
            <text:p>9.1036609754</text:p>
          </table:table-cell>
          <table:table-cell office:value-type="float" office:value="12.6545184282" calcext:value-type="float">
            <text:p>12.65451842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90990382" calcext:value-type="float">
            <text:p>0.0790990382</text:p>
          </table:table-cell>
          <table:table-cell office:value-type="float" office:value="1.609729104" calcext:value-type="float">
            <text:p>1.609729104</text:p>
          </table:table-cell>
          <table:table-cell office:value-type="float" office:value="16.1752403622" calcext:value-type="float">
            <text:p>16.1752403622</text:p>
          </table:table-cell>
          <table:table-cell office:value-type="float" office:value="15.442879677" calcext:value-type="float">
            <text:p>15.44287967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25753972" calcext:value-type="float">
            <text:p>0.0025753972</text:p>
          </table:table-cell>
          <table:table-cell office:value-type="float" office:value="0.0043950824" calcext:value-type="float">
            <text:p>0.0043950824</text:p>
          </table:table-cell>
          <table:table-cell office:value-type="float" office:value="0.0125497126" calcext:value-type="float">
            <text:p>0.0125497126</text:p>
          </table:table-cell>
          <table:table-cell office:value-type="float" office:value="0.0103467882" calcext:value-type="float">
            <text:p>0.010346788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25753972" calcext:value-type="float">
            <text:p>0.0025753972</text:p>
          </table:table-cell>
          <table:table-cell office:value-type="float" office:value="0.0004066318" calcext:value-type="float">
            <text:p>0.0004066318</text:p>
          </table:table-cell>
          <table:table-cell office:value-type="float" office:value="0.0002379658" calcext:value-type="float">
            <text:p>0.0002379658</text:p>
          </table:table-cell>
          <table:table-cell office:value-type="float" office:value="0.0002397536" calcext:value-type="float">
            <text:p>0.00023975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42468" calcext:value-type="float">
            <text:p>0.0008442468</text:p>
          </table:table-cell>
          <table:table-cell office:value-type="float" office:value="0.0015090104" calcext:value-type="float">
            <text:p>0.0015090104</text:p>
          </table:table-cell>
          <table:table-cell office:value-type="float" office:value="0.0334933682" calcext:value-type="float">
            <text:p>0.0334933682</text:p>
          </table:table-cell>
          <table:table-cell office:value-type="float" office:value="0.050996448" calcext:value-type="float">
            <text:p>0.05099644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442468" calcext:value-type="float">
            <text:p>0.0008442468</text:p>
          </table:table-cell>
          <table:table-cell office:value-type="float" office:value="0.0006118552" calcext:value-type="float">
            <text:p>0.0006118552</text:p>
          </table:table-cell>
          <table:table-cell office:value-type="float" office:value="0.0003242046" calcext:value-type="float">
            <text:p>0.0003242046</text:p>
          </table:table-cell>
          <table:table-cell office:value-type="float" office:value="0.0003777452" calcext:value-type="float">
            <text:p>0.000377745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6406014" calcext:value-type="float">
            <text:p>0.0076406014</text:p>
          </table:table-cell>
          <table:table-cell office:value-type="float" office:value="0.0106364112" calcext:value-type="float">
            <text:p>0.0106364112</text:p>
          </table:table-cell>
          <table:table-cell office:value-type="float" office:value="0.362841932" calcext:value-type="float">
            <text:p>0.362841932</text:p>
          </table:table-cell>
          <table:table-cell office:value-type="float" office:value="0.6359193592" calcext:value-type="float">
            <text:p>0.635919359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6406014" calcext:value-type="float">
            <text:p>0.0076406014</text:p>
          </table:table-cell>
          <table:table-cell office:value-type="float" office:value="0.0003991086" calcext:value-type="float">
            <text:p>0.0003991086</text:p>
          </table:table-cell>
          <table:table-cell office:value-type="float" office:value="0.0002186126" calcext:value-type="float">
            <text:p>0.0002186126</text:p>
          </table:table-cell>
          <table:table-cell office:value-type="float" office:value="0.000202262" calcext:value-type="float">
            <text:p>0.00020226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01542056" calcext:value-type="float">
            <text:p>0.1001542056</text:p>
          </table:table-cell>
          <table:table-cell office:value-type="float" office:value="0.077042493" calcext:value-type="float">
            <text:p>0.077042493</text:p>
          </table:table-cell>
          <table:table-cell office:value-type="float" office:value="3.556110287" calcext:value-type="float">
            <text:p>3.556110287</text:p>
          </table:table-cell>
          <table:table-cell office:value-type="float" office:value="7.7420886064" calcext:value-type="float">
            <text:p>7.742088606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001542056" calcext:value-type="float">
            <text:p>0.1001542056</text:p>
          </table:table-cell>
          <table:table-cell office:value-type="float" office:value="0.000366523" calcext:value-type="float">
            <text:p>0.000366523</text:p>
          </table:table-cell>
          <table:table-cell office:value-type="float" office:value="0.0001502072" calcext:value-type="float">
            <text:p>0.0001502072</text:p>
          </table:table-cell>
          <table:table-cell office:value-type="float" office:value="0.0001384414" calcext:value-type="float">
            <text:p>0.000138441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588461222" calcext:value-type="float">
            <text:p>2.2588461222</text:p>
          </table:table-cell>
          <table:table-cell office:value-type="float" office:value="0.4195560254" calcext:value-type="float">
            <text:p>0.4195560254</text:p>
          </table:table-cell>
          <table:table-cell office:value-type="float" office:value="19.470539481" calcext:value-type="float">
            <text:p>19.470539481</text:p>
          </table:table-cell>
          <table:table-cell office:value-type="float" office:value="72.4630276958" calcext:value-type="float">
            <text:p>72.463027695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588461222" calcext:value-type="float">
            <text:p>2.2588461222</text:p>
          </table:table-cell>
          <table:table-cell office:value-type="float" office:value="0.0012446822" calcext:value-type="float">
            <text:p>0.0012446822</text:p>
          </table:table-cell>
          <table:table-cell office:value-type="float" office:value="0.000230979" calcext:value-type="float">
            <text:p>0.000230979</text:p>
          </table:table-cell>
          <table:table-cell office:value-type="float" office:value="0.000184784" calcext:value-type="float">
            <text:p>0.00018478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214938" calcext:value-type="float">
            <text:p>0.000214938</text:p>
          </table:table-cell>
          <table:table-cell office:value-type="float" office:value="0.0008069948" calcext:value-type="float">
            <text:p>0.0008069948</text:p>
          </table:table-cell>
          <table:table-cell office:value-type="float" office:value="0.0063615094" calcext:value-type="float">
            <text:p>0.0063615094</text:p>
          </table:table-cell>
          <table:table-cell office:value-type="float" office:value="0.005793281" calcext:value-type="float">
            <text:p>0.00579328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214938" calcext:value-type="float">
            <text:p>0.000214938</text:p>
          </table:table-cell>
          <table:table-cell office:value-type="float" office:value="0.000393558" calcext:value-type="float">
            <text:p>0.000393558</text:p>
          </table:table-cell>
          <table:table-cell office:value-type="float" office:value="0.0001958932" calcext:value-type="float">
            <text:p>0.0001958932</text:p>
          </table:table-cell>
          <table:table-cell office:value-type="float" office:value="0.003410694" calcext:value-type="float">
            <text:p>0.00341069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56406" calcext:value-type="float">
            <text:p>0.0032156406</text:p>
          </table:table-cell>
          <table:table-cell office:value-type="float" office:value="0.0030387624" calcext:value-type="float">
            <text:p>0.0030387624</text:p>
          </table:table-cell>
          <table:table-cell office:value-type="float" office:value="0.047678332" calcext:value-type="float">
            <text:p>0.047678332</text:p>
          </table:table-cell>
          <table:table-cell office:value-type="float" office:value="0.0696410678" calcext:value-type="float">
            <text:p>0.069641067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2156406" calcext:value-type="float">
            <text:p>0.0032156406</text:p>
          </table:table-cell>
          <table:table-cell office:value-type="float" office:value="0.0002348224" calcext:value-type="float">
            <text:p>0.0002348224</text:p>
          </table:table-cell>
          <table:table-cell office:value-type="float" office:value="0.0001827948" calcext:value-type="float">
            <text:p>0.0001827948</text:p>
          </table:table-cell>
          <table:table-cell office:value-type="float" office:value="0.0002067416" calcext:value-type="float">
            <text:p>0.000206741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3351" calcext:value-type="float">
            <text:p>0.007333351</text:p>
          </table:table-cell>
          <table:table-cell office:value-type="float" office:value="0.0142867064" calcext:value-type="float">
            <text:p>0.0142867064</text:p>
          </table:table-cell>
          <table:table-cell office:value-type="float" office:value="0.3657167246" calcext:value-type="float">
            <text:p>0.3657167246</text:p>
          </table:table-cell>
          <table:table-cell office:value-type="float" office:value="0.6719020558" calcext:value-type="float">
            <text:p>0.67190205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3351" calcext:value-type="float">
            <text:p>0.007333351</text:p>
          </table:table-cell>
          <table:table-cell office:value-type="float" office:value="0.000952478" calcext:value-type="float">
            <text:p>0.000952478</text:p>
          </table:table-cell>
          <table:table-cell office:value-type="float" office:value="0.0001639496" calcext:value-type="float">
            <text:p>0.0001639496</text:p>
          </table:table-cell>
          <table:table-cell office:value-type="float" office:value="0.0001497624" calcext:value-type="float">
            <text:p>0.000149762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61064902" calcext:value-type="float">
            <text:p>0.0961064902</text:p>
          </table:table-cell>
          <table:table-cell office:value-type="float" office:value="0.0725421516" calcext:value-type="float">
            <text:p>0.0725421516</text:p>
          </table:table-cell>
          <table:table-cell office:value-type="float" office:value="3.4552830166" calcext:value-type="float">
            <text:p>3.4552830166</text:p>
          </table:table-cell>
          <table:table-cell office:value-type="float" office:value="8.8293403714" calcext:value-type="float">
            <text:p>8.829340371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961064902" calcext:value-type="float">
            <text:p>0.0961064902</text:p>
          </table:table-cell>
          <table:table-cell office:value-type="float" office:value="0.0007410388" calcext:value-type="float">
            <text:p>0.0007410388</text:p>
          </table:table-cell>
          <table:table-cell office:value-type="float" office:value="0.0001520798" calcext:value-type="float">
            <text:p>0.0001520798</text:p>
          </table:table-cell>
          <table:table-cell office:value-type="float" office:value="0.0001467254" calcext:value-type="float">
            <text:p>0.000146725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5411148944" calcext:value-type="float">
            <text:p>2.5411148944</text:p>
          </table:table-cell>
          <table:table-cell office:value-type="float" office:value="0.3927082748" calcext:value-type="float">
            <text:p>0.3927082748</text:p>
          </table:table-cell>
          <table:table-cell office:value-type="float" office:value="19.4004632832" calcext:value-type="float">
            <text:p>19.4004632832</text:p>
          </table:table-cell>
          <table:table-cell office:value-type="float" office:value="69.4809831884" calcext:value-type="float">
            <text:p>69.480983188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5411148944" calcext:value-type="float">
            <text:p>2.5411148944</text:p>
          </table:table-cell>
          <table:table-cell office:value-type="float" office:value="0.001217367" calcext:value-type="float">
            <text:p>0.001217367</text:p>
          </table:table-cell>
          <table:table-cell office:value-type="float" office:value="0.0001330084" calcext:value-type="float">
            <text:p>0.0001330084</text:p>
          </table:table-cell>
          <table:table-cell office:value-type="float" office:value="0.0000988812" calcext:value-type="float">
            <text:p>9.88812E-0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87410258" calcext:value-type="float">
            <text:p>0.0087410258</text:p>
          </table:table-cell>
          <table:table-cell office:value-type="float" office:value="0.0068346932" calcext:value-type="float">
            <text:p>0.0068346932</text:p>
          </table:table-cell>
          <table:table-cell office:value-type="float" office:value="0.0052408324" calcext:value-type="float">
            <text:p>0.0052408324</text:p>
          </table:table-cell>
          <table:table-cell office:value-type="float" office:value="0.003517354" calcext:value-type="float">
            <text:p>0.00351735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87410258" calcext:value-type="float">
            <text:p>0.0087410258</text:p>
          </table:table-cell>
          <table:table-cell office:value-type="float" office:value="0.0081219646" calcext:value-type="float">
            <text:p>0.0081219646</text:p>
          </table:table-cell>
          <table:table-cell office:value-type="float" office:value="0.0130936766" calcext:value-type="float">
            <text:p>0.0130936766</text:p>
          </table:table-cell>
          <table:table-cell office:value-type="float" office:value="0.031061053" calcext:value-type="float">
            <text:p>0.03106105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294958" calcext:value-type="float">
            <text:p>0.0129294958</text:p>
          </table:table-cell>
          <table:table-cell office:value-type="float" office:value="0.0121725052" calcext:value-type="float">
            <text:p>0.0121725052</text:p>
          </table:table-cell>
          <table:table-cell office:value-type="float" office:value="0.0120901836" calcext:value-type="float">
            <text:p>0.0120901836</text:p>
          </table:table-cell>
          <table:table-cell office:value-type="float" office:value="0.011092143" calcext:value-type="float">
            <text:p>0.01109214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129294958" calcext:value-type="float">
            <text:p>0.0129294958</text:p>
          </table:table-cell>
          <table:table-cell office:value-type="float" office:value="0.0185994564" calcext:value-type="float">
            <text:p>0.0185994564</text:p>
          </table:table-cell>
          <table:table-cell office:value-type="float" office:value="0.0330772946" calcext:value-type="float">
            <text:p>0.0330772946</text:p>
          </table:table-cell>
          <table:table-cell office:value-type="float" office:value="0.0360356682" calcext:value-type="float">
            <text:p>0.036035668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077796" calcext:value-type="float">
            <text:p>0.153077796</text:p>
          </table:table-cell>
          <table:table-cell office:value-type="float" office:value="0.0966364806" calcext:value-type="float">
            <text:p>0.0966364806</text:p>
          </table:table-cell>
          <table:table-cell office:value-type="float" office:value="0.1297004228" calcext:value-type="float">
            <text:p>0.1297004228</text:p>
          </table:table-cell>
          <table:table-cell office:value-type="float" office:value="0.1405980986" calcext:value-type="float">
            <text:p>0.140598098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3077796" calcext:value-type="float">
            <text:p>0.153077796</text:p>
          </table:table-cell>
          <table:table-cell office:value-type="float" office:value="0.149102372" calcext:value-type="float">
            <text:p>0.149102372</text:p>
          </table:table-cell>
          <table:table-cell office:value-type="float" office:value="0.2655121336" calcext:value-type="float">
            <text:p>0.2655121336</text:p>
          </table:table-cell>
          <table:table-cell office:value-type="float" office:value="0.3248930902" calcext:value-type="float">
            <text:p>0.324893090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7073906" calcext:value-type="float">
            <text:p>1.0147073906</text:p>
          </table:table-cell>
          <table:table-cell office:value-type="float" office:value="1.0089702712" calcext:value-type="float">
            <text:p>1.0089702712</text:p>
          </table:table-cell>
          <table:table-cell office:value-type="float" office:value="1.6481601358" calcext:value-type="float">
            <text:p>1.6481601358</text:p>
          </table:table-cell>
          <table:table-cell office:value-type="float" office:value="2.5265092088" calcext:value-type="float">
            <text:p>2.526509208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7073906" calcext:value-type="float">
            <text:p>1.0147073906</text:p>
          </table:table-cell>
          <table:table-cell office:value-type="float" office:value="1.6221174672" calcext:value-type="float">
            <text:p>1.6221174672</text:p>
          </table:table-cell>
          <table:table-cell office:value-type="float" office:value="4.6371546706" calcext:value-type="float">
            <text:p>4.6371546706</text:p>
          </table:table-cell>
          <table:table-cell office:value-type="float" office:value="5.4058797634" calcext:value-type="float">
            <text:p>5.405879763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5571888504" calcext:value-type="float">
            <text:p>13.5571888504</text:p>
          </table:table-cell>
          <table:table-cell office:value-type="float" office:value="21.221908905" calcext:value-type="float">
            <text:p>21.221908905</text:p>
          </table:table-cell>
          <table:table-cell office:value-type="float" office:value="29.4139515328" calcext:value-type="float">
            <text:p>29.4139515328</text:p>
          </table:table-cell>
          <table:table-cell office:value-type="float" office:value="34.8751562004" calcext:value-type="float">
            <text:p>34.87515620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5571888504" calcext:value-type="float">
            <text:p>13.5571888504</text:p>
          </table:table-cell>
          <table:table-cell office:value-type="float" office:value="2.762810496" calcext:value-type="float">
            <text:p>2.762810496</text:p>
          </table:table-cell>
          <table:table-cell office:value-type="float" office:value="39.080022347" calcext:value-type="float">
            <text:p>39.080022347</text:p>
          </table:table-cell>
          <table:table-cell office:value-type="float" office:value="45.333283039" calcext:value-type="float">
            <text:p>45.33328303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8963176" calcext:value-type="float">
            <text:p>0.0008963176</text:p>
          </table:table-cell>
          <table:table-cell office:value-type="float" office:value="0.0045598972" calcext:value-type="float">
            <text:p>0.0045598972</text:p>
          </table:table-cell>
          <table:table-cell office:value-type="float" office:value="0.0073187958" calcext:value-type="float">
            <text:p>0.0073187958</text:p>
          </table:table-cell>
          <table:table-cell office:value-type="float" office:value="0.0094756148" calcext:value-type="float">
            <text:p>0.009475614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8963176" calcext:value-type="float">
            <text:p>0.0008963176</text:p>
          </table:table-cell>
          <table:table-cell office:value-type="float" office:value="0.0008374956" calcext:value-type="float">
            <text:p>0.0008374956</text:p>
          </table:table-cell>
          <table:table-cell office:value-type="float" office:value="0.0004337488" calcext:value-type="float">
            <text:p>0.0004337488</text:p>
          </table:table-cell>
          <table:table-cell office:value-type="float" office:value="0.0004106542" calcext:value-type="float">
            <text:p>0.00041065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38456" calcext:value-type="float">
            <text:p>0.0031938456</text:p>
          </table:table-cell>
          <table:table-cell office:value-type="float" office:value="0.0138151266" calcext:value-type="float">
            <text:p>0.0138151266</text:p>
          </table:table-cell>
          <table:table-cell office:value-type="float" office:value="0.0129786048" calcext:value-type="float">
            <text:p>0.0129786048</text:p>
          </table:table-cell>
          <table:table-cell office:value-type="float" office:value="0.0329615278" calcext:value-type="float">
            <text:p>0.03296152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1938456" calcext:value-type="float">
            <text:p>0.0031938456</text:p>
          </table:table-cell>
          <table:table-cell office:value-type="float" office:value="0.0035493302" calcext:value-type="float">
            <text:p>0.0035493302</text:p>
          </table:table-cell>
          <table:table-cell office:value-type="float" office:value="0.003507004" calcext:value-type="float">
            <text:p>0.003507004</text:p>
          </table:table-cell>
          <table:table-cell office:value-type="float" office:value="0.0035718194" calcext:value-type="float">
            <text:p>0.003571819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59273666" calcext:value-type="float">
            <text:p>0.0159273666</text:p>
          </table:table-cell>
          <table:table-cell office:value-type="float" office:value="0.0321952548" calcext:value-type="float">
            <text:p>0.0321952548</text:p>
          </table:table-cell>
          <table:table-cell office:value-type="float" office:value="0.0833519568" calcext:value-type="float">
            <text:p>0.0833519568</text:p>
          </table:table-cell>
          <table:table-cell office:value-type="float" office:value="0.3385795904" calcext:value-type="float">
            <text:p>0.338579590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59273666" calcext:value-type="float">
            <text:p>0.0159273666</text:p>
          </table:table-cell>
          <table:table-cell office:value-type="float" office:value="0.0047094224" calcext:value-type="float">
            <text:p>0.0047094224</text:p>
          </table:table-cell>
          <table:table-cell office:value-type="float" office:value="0.004013356" calcext:value-type="float">
            <text:p>0.004013356</text:p>
          </table:table-cell>
          <table:table-cell office:value-type="float" office:value="0.0281009642" calcext:value-type="float">
            <text:p>0.028100964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0449986" calcext:value-type="float">
            <text:p>0.160449986</text:p>
          </table:table-cell>
          <table:table-cell office:value-type="float" office:value="0.2417990852" calcext:value-type="float">
            <text:p>0.2417990852</text:p>
          </table:table-cell>
          <table:table-cell office:value-type="float" office:value="1.0841335646" calcext:value-type="float">
            <text:p>1.0841335646</text:p>
          </table:table-cell>
          <table:table-cell office:value-type="float" office:value="5.3927094478" calcext:value-type="float">
            <text:p>5.392709447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60449986" calcext:value-type="float">
            <text:p>0.160449986</text:p>
          </table:table-cell>
          <table:table-cell office:value-type="float" office:value="0.0380718008" calcext:value-type="float">
            <text:p>0.0380718008</text:p>
          </table:table-cell>
          <table:table-cell office:value-type="float" office:value="0.0250677108" calcext:value-type="float">
            <text:p>0.0250677108</text:p>
          </table:table-cell>
          <table:table-cell office:value-type="float" office:value="0.0251698718" calcext:value-type="float">
            <text:p>0.025169871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5191752136" calcext:value-type="float">
            <text:p>8.5191752136</text:p>
          </table:table-cell>
          <table:table-cell office:value-type="float" office:value="5.4249863202" calcext:value-type="float">
            <text:p>5.4249863202</text:p>
          </table:table-cell>
          <table:table-cell office:value-type="float" office:value="7.15075713" calcext:value-type="float">
            <text:p>7.15075713</text:p>
          </table:table-cell>
          <table:table-cell office:value-type="float" office:value="61.1472892054" calcext:value-type="float">
            <text:p>61.147289205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5191752136" calcext:value-type="float">
            <text:p>8.5191752136</text:p>
          </table:table-cell>
          <table:table-cell office:value-type="float" office:value="0.523233677" calcext:value-type="float">
            <text:p>0.523233677</text:p>
          </table:table-cell>
          <table:table-cell office:value-type="float" office:value="0.4334836842" calcext:value-type="float">
            <text:p>0.4334836842</text:p>
          </table:table-cell>
          <table:table-cell office:value-type="float" office:value="0.3501745584" calcext:value-type="float">
            <text:p>0.350174558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54094908" calcext:value-type="float">
            <text:p>0.0054094908</text:p>
          </table:table-cell>
          <table:table-cell office:value-type="float" office:value="0.037453282" calcext:value-type="float">
            <text:p>0.037453282</text:p>
          </table:table-cell>
          <table:table-cell office:value-type="float" office:value="0.0624745252" calcext:value-type="float">
            <text:p>0.0624745252</text:p>
          </table:table-cell>
          <table:table-cell office:value-type="float" office:value="0.040656491" calcext:value-type="float">
            <text:p>0.04065649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54094908" calcext:value-type="float">
            <text:p>0.0054094908</text:p>
          </table:table-cell>
          <table:table-cell office:value-type="float" office:value="0.0022421234" calcext:value-type="float">
            <text:p>0.0022421234</text:p>
          </table:table-cell>
          <table:table-cell office:value-type="float" office:value="0.000630835" calcext:value-type="float">
            <text:p>0.000630835</text:p>
          </table:table-cell>
          <table:table-cell office:value-type="float" office:value="0.0006618744" calcext:value-type="float">
            <text:p>0.000661874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7292" calcext:value-type="float">
            <text:p>0.003797292</text:p>
          </table:table-cell>
          <table:table-cell office:value-type="float" office:value="0.0123326774" calcext:value-type="float">
            <text:p>0.0123326774</text:p>
          </table:table-cell>
          <table:table-cell office:value-type="float" office:value="0.064256719" calcext:value-type="float">
            <text:p>0.064256719</text:p>
          </table:table-cell>
          <table:table-cell office:value-type="float" office:value="0.0644705856" calcext:value-type="float">
            <text:p>0.064470585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7292" calcext:value-type="float">
            <text:p>0.003797292</text:p>
          </table:table-cell>
          <table:table-cell office:value-type="float" office:value="0.0022151764" calcext:value-type="float">
            <text:p>0.0022151764</text:p>
          </table:table-cell>
          <table:table-cell office:value-type="float" office:value="0.0010827738" calcext:value-type="float">
            <text:p>0.0010827738</text:p>
          </table:table-cell>
          <table:table-cell office:value-type="float" office:value="0.0010952738" calcext:value-type="float">
            <text:p>0.00109527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2859974" calcext:value-type="float">
            <text:p>0.0322859974</text:p>
          </table:table-cell>
          <table:table-cell office:value-type="float" office:value="0.1246176062" calcext:value-type="float">
            <text:p>0.1246176062</text:p>
          </table:table-cell>
          <table:table-cell office:value-type="float" office:value="0.3757285886" calcext:value-type="float">
            <text:p>0.3757285886</text:p>
          </table:table-cell>
          <table:table-cell office:value-type="float" office:value="0.6015666398" calcext:value-type="float">
            <text:p>0.601566639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322859974" calcext:value-type="float">
            <text:p>0.0322859974</text:p>
          </table:table-cell>
          <table:table-cell office:value-type="float" office:value="0.0020953098" calcext:value-type="float">
            <text:p>0.0020953098</text:p>
          </table:table-cell>
          <table:table-cell office:value-type="float" office:value="0.0012880818" calcext:value-type="float">
            <text:p>0.0012880818</text:p>
          </table:table-cell>
          <table:table-cell office:value-type="float" office:value="0.001343715" calcext:value-type="float">
            <text:p>0.001343715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6456692" calcext:value-type="float">
            <text:p>0.3056456692</text:p>
          </table:table-cell>
          <table:table-cell office:value-type="float" office:value="1.596311342" calcext:value-type="float">
            <text:p>1.596311342</text:p>
          </table:table-cell>
          <table:table-cell office:value-type="float" office:value="5.9266987262" calcext:value-type="float">
            <text:p>5.9266987262</text:p>
          </table:table-cell>
          <table:table-cell office:value-type="float" office:value="5.6930811964" calcext:value-type="float">
            <text:p>5.69308119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056456692" calcext:value-type="float">
            <text:p>0.3056456692</text:p>
          </table:table-cell>
          <table:table-cell office:value-type="float" office:value="0.0022187356" calcext:value-type="float">
            <text:p>0.0022187356</text:p>
          </table:table-cell>
          <table:table-cell office:value-type="float" office:value="0.0007136316" calcext:value-type="float">
            <text:p>0.0007136316</text:p>
          </table:table-cell>
          <table:table-cell office:value-type="float" office:value="0.0006517238" calcext:value-type="float">
            <text:p>0.00065172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75712551" calcext:value-type="float">
            <text:p>2.475712551</text:p>
          </table:table-cell>
          <table:table-cell office:value-type="float" office:value="30.0421809262" calcext:value-type="float">
            <text:p>30.0421809262</text:p>
          </table:table-cell>
          <table:table-cell office:value-type="float" office:value="56.9616120894" calcext:value-type="float">
            <text:p>56.9616120894</text:p>
          </table:table-cell>
          <table:table-cell office:value-type="float" office:value="59.9659004942" calcext:value-type="float">
            <text:p>59.965900494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75712551" calcext:value-type="float">
            <text:p>2.475712551</text:p>
          </table:table-cell>
          <table:table-cell office:value-type="float" office:value="0.0042834236" calcext:value-type="float">
            <text:p>0.0042834236</text:p>
          </table:table-cell>
          <table:table-cell office:value-type="float" office:value="0.0009877856" calcext:value-type="float">
            <text:p>0.0009877856</text:p>
          </table:table-cell>
          <table:table-cell office:value-type="float" office:value="0.0009363766" calcext:value-type="float">
            <text:p>0.000936376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42508" calcext:value-type="float">
            <text:p>2.42508E-05</text:p>
          </table:table-cell>
          <table:table-cell office:value-type="float" office:value="0.0053169806" calcext:value-type="float">
            <text:p>0.0053169806</text:p>
          </table:table-cell>
          <table:table-cell office:value-type="float" office:value="0.0016132488" calcext:value-type="float">
            <text:p>0.0016132488</text:p>
          </table:table-cell>
          <table:table-cell office:value-type="float" office:value="0.000695709" calcext:value-type="float">
            <text:p>0.000695709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42508" calcext:value-type="float">
            <text:p>2.42508E-05</text:p>
          </table:table-cell>
          <table:table-cell office:value-type="float" office:value="0.006357346" calcext:value-type="float">
            <text:p>0.006357346</text:p>
          </table:table-cell>
          <table:table-cell office:value-type="float" office:value="0.0063775576" calcext:value-type="float">
            <text:p>0.0063775576</text:p>
          </table:table-cell>
          <table:table-cell office:value-type="float" office:value="0.0063272924" calcext:value-type="float">
            <text:p>0.00632729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0908" calcext:value-type="float">
            <text:p>0.0001810908</text:p>
          </table:table-cell>
          <table:table-cell office:value-type="float" office:value="0.007794107" calcext:value-type="float">
            <text:p>0.007794107</text:p>
          </table:table-cell>
          <table:table-cell office:value-type="float" office:value="0.0082395668" calcext:value-type="float">
            <text:p>0.0082395668</text:p>
          </table:table-cell>
          <table:table-cell office:value-type="float" office:value="0.0090394002" calcext:value-type="float">
            <text:p>0.009039400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0908" calcext:value-type="float">
            <text:p>0.0001810908</text:p>
          </table:table-cell>
          <table:table-cell office:value-type="float" office:value="0.0246245562" calcext:value-type="float">
            <text:p>0.0246245562</text:p>
          </table:table-cell>
          <table:table-cell office:value-type="float" office:value="0.0205015638" calcext:value-type="float">
            <text:p>0.0205015638</text:p>
          </table:table-cell>
          <table:table-cell office:value-type="float" office:value="0.0198811354" calcext:value-type="float">
            <text:p>0.019881135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0109" calcext:value-type="float">
            <text:p>0.003940109</text:p>
          </table:table-cell>
          <table:table-cell office:value-type="float" office:value="0.1324978286" calcext:value-type="float">
            <text:p>0.1324978286</text:p>
          </table:table-cell>
          <table:table-cell office:value-type="float" office:value="0.101419617" calcext:value-type="float">
            <text:p>0.101419617</text:p>
          </table:table-cell>
          <table:table-cell office:value-type="float" office:value="0.1041444376" calcext:value-type="float">
            <text:p>0.104144437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940109" calcext:value-type="float">
            <text:p>0.003940109</text:p>
          </table:table-cell>
          <table:table-cell office:value-type="float" office:value="0.1728297896" calcext:value-type="float">
            <text:p>0.1728297896</text:p>
          </table:table-cell>
          <table:table-cell office:value-type="float" office:value="0.1510710734" calcext:value-type="float">
            <text:p>0.1510710734</text:p>
          </table:table-cell>
          <table:table-cell office:value-type="float" office:value="0.1498290424" calcext:value-type="float">
            <text:p>0.149829042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2639394" calcext:value-type="float">
            <text:p>0.0072639394</text:p>
          </table:table-cell>
          <table:table-cell office:value-type="float" office:value="0.6619382632" calcext:value-type="float">
            <text:p>0.6619382632</text:p>
          </table:table-cell>
          <table:table-cell office:value-type="float" office:value="0.7526505978" calcext:value-type="float">
            <text:p>0.7526505978</text:p>
          </table:table-cell>
          <table:table-cell office:value-type="float" office:value="1.1172161674" calcext:value-type="float">
            <text:p>1.117216167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2639394" calcext:value-type="float">
            <text:p>0.0072639394</text:p>
          </table:table-cell>
          <table:table-cell office:value-type="float" office:value="1.6107395338" calcext:value-type="float">
            <text:p>1.6107395338</text:p>
          </table:table-cell>
          <table:table-cell office:value-type="float" office:value="1.5110972628" calcext:value-type="float">
            <text:p>1.5110972628</text:p>
          </table:table-cell>
          <table:table-cell office:value-type="float" office:value="1.7530987578" calcext:value-type="float">
            <text:p>1.7530987578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28766348" calcext:value-type="float">
            <text:p>0.0828766348</text:p>
          </table:table-cell>
          <table:table-cell office:value-type="float" office:value="11.0642550704" calcext:value-type="float">
            <text:p>11.0642550704</text:p>
          </table:table-cell>
          <table:table-cell office:value-type="float" office:value="11.5068991146" calcext:value-type="float">
            <text:p>11.5068991146</text:p>
          </table:table-cell>
          <table:table-cell office:value-type="float" office:value="15.4634133482" calcext:value-type="float">
            <text:p>15.463413348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28766348" calcext:value-type="float">
            <text:p>0.0828766348</text:p>
          </table:table-cell>
          <table:table-cell office:value-type="float" office:value="15.2580564004" calcext:value-type="float">
            <text:p>15.2580564004</text:p>
          </table:table-cell>
          <table:table-cell office:value-type="float" office:value="19.6797270356" calcext:value-type="float">
            <text:p>19.6797270356</text:p>
          </table:table-cell>
          <table:table-cell office:value-type="float" office:value="19.6478247234" calcext:value-type="float">
            <text:p>19.647824723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2291342266" calcext:value-type="float">
            <text:p>0.2291342266</text:p>
          </table:table-cell>
          <table:table-cell office:value-type="float" office:value="0.6144398922" calcext:value-type="float">
            <text:p>0.6144398922</text:p>
          </table:table-cell>
          <table:table-cell office:value-type="float" office:value="0.231384488" calcext:value-type="float">
            <text:p>0.231384488</text:p>
          </table:table-cell>
          <table:table-cell office:value-type="float" office:value="0.2282577736" calcext:value-type="float">
            <text:p>0.228257773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2291342266" calcext:value-type="float">
            <text:p>0.2291342266</text:p>
          </table:table-cell>
          <table:table-cell office:value-type="float" office:value="0.563249485" calcext:value-type="float">
            <text:p>0.563249485</text:p>
          </table:table-cell>
          <table:table-cell office:value-type="float" office:value="0.4969418724" calcext:value-type="float">
            <text:p>0.4969418724</text:p>
          </table:table-cell>
          <table:table-cell office:value-type="float" office:value="0.2519365496" calcext:value-type="float">
            <text:p>0.251936549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8008197406" calcext:value-type="float">
            <text:p>1.8008197406</text:p>
          </table:table-cell>
          <table:table-cell office:value-type="float" office:value="0.5508513838" calcext:value-type="float">
            <text:p>0.5508513838</text:p>
          </table:table-cell>
          <table:table-cell office:value-type="float" office:value="0.2304766452" calcext:value-type="float">
            <text:p>0.2304766452</text:p>
          </table:table-cell>
          <table:table-cell office:value-type="float" office:value="0.2350347544" calcext:value-type="float">
            <text:p>0.235034754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8008197406" calcext:value-type="float">
            <text:p>1.8008197406</text:p>
          </table:table-cell>
          <table:table-cell office:value-type="float" office:value="0.589786826" calcext:value-type="float">
            <text:p>0.589786826</text:p>
          </table:table-cell>
          <table:table-cell office:value-type="float" office:value="0.249945337" calcext:value-type="float">
            <text:p>0.249945337</text:p>
          </table:table-cell>
          <table:table-cell office:value-type="float" office:value="0.230290529" calcext:value-type="float">
            <text:p>0.230290529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4.5276085834" calcext:value-type="float">
            <text:p>44.5276085834</text:p>
          </table:table-cell>
          <table:table-cell office:value-type="float" office:value="0.7313544458" calcext:value-type="float">
            <text:p>0.7313544458</text:p>
          </table:table-cell>
          <table:table-cell office:value-type="float" office:value="0.4892473938" calcext:value-type="float">
            <text:p>0.4892473938</text:p>
          </table:table-cell>
          <table:table-cell office:value-type="float" office:value="0.5564963044" calcext:value-type="float">
            <text:p>0.556496304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4.5276085834" calcext:value-type="float">
            <text:p>44.5276085834</text:p>
          </table:table-cell>
          <table:table-cell office:value-type="float" office:value="0.7028060122" calcext:value-type="float">
            <text:p>0.7028060122</text:p>
          </table:table-cell>
          <table:table-cell office:value-type="float" office:value="0.5394323068" calcext:value-type="float">
            <text:p>0.5394323068</text:p>
          </table:table-cell>
          <table:table-cell office:value-type="float" office:value="0.4907767064" calcext:value-type="float">
            <text:p>0.490776706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2.1948306198" calcext:value-type="float">
            <text:p>1992.1948306198</text:p>
          </table:table-cell>
          <table:table-cell office:value-type="float" office:value="2.1466312276" calcext:value-type="float">
            <text:p>2.1466312276</text:p>
          </table:table-cell>
          <table:table-cell office:value-type="float" office:value="4.0543085004" calcext:value-type="float">
            <text:p>4.0543085004</text:p>
          </table:table-cell>
          <table:table-cell office:value-type="float" office:value="6.2043944678" calcext:value-type="float">
            <text:p>6.2043944678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92.1948306198" calcext:value-type="float">
            <text:p>1992.1948306198</text:p>
          </table:table-cell>
          <table:table-cell office:value-type="float" office:value="2.0102721964" calcext:value-type="float">
            <text:p>2.0102721964</text:p>
          </table:table-cell>
          <table:table-cell office:value-type="float" office:value="3.600492059" calcext:value-type="float">
            <text:p>3.600492059</text:p>
          </table:table-cell>
          <table:table-cell office:value-type="float" office:value="4.6079110588" calcext:value-type="float">
            <text:p>4.607911058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513983226" calcext:value-type="float">
            <text:p>0.0513983226</text:p>
          </table:table-cell>
          <table:table-cell office:value-type="float" office:value="0.5401644966" calcext:value-type="float">
            <text:p>0.5401644966</text:p>
          </table:table-cell>
          <table:table-cell office:value-type="float" office:value="0.2201857046" calcext:value-type="float">
            <text:p>0.2201857046</text:p>
          </table:table-cell>
          <table:table-cell office:value-type="float" office:value="0.2247018666" calcext:value-type="float">
            <text:p>0.2247018666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513983226" calcext:value-type="float">
            <text:p>0.0513983226</text:p>
          </table:table-cell>
          <table:table-cell office:value-type="float" office:value="0.5621495102" calcext:value-type="float">
            <text:p>0.5621495102</text:p>
          </table:table-cell>
          <table:table-cell office:value-type="float" office:value="0.2832767464" calcext:value-type="float">
            <text:p>0.2832767464</text:p>
          </table:table-cell>
          <table:table-cell office:value-type="float" office:value="0.3002112028" calcext:value-type="float">
            <text:p>0.300211202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4761053784" calcext:value-type="float">
            <text:p>0.4761053784</text:p>
          </table:table-cell>
          <table:table-cell office:value-type="float" office:value="0.5415223524" calcext:value-type="float">
            <text:p>0.5415223524</text:p>
          </table:table-cell>
          <table:table-cell office:value-type="float" office:value="0.2203919022" calcext:value-type="float">
            <text:p>0.2203919022</text:p>
          </table:table-cell>
          <table:table-cell office:value-type="float" office:value="0.2310887008" calcext:value-type="float">
            <text:p>0.231088700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4761053784" calcext:value-type="float">
            <text:p>0.4761053784</text:p>
          </table:table-cell>
          <table:table-cell office:value-type="float" office:value="0.5490870928" calcext:value-type="float">
            <text:p>0.5490870928</text:p>
          </table:table-cell>
          <table:table-cell office:value-type="float" office:value="0.2289260874" calcext:value-type="float">
            <text:p>0.2289260874</text:p>
          </table:table-cell>
          <table:table-cell office:value-type="float" office:value="0.2447663842" calcext:value-type="float">
            <text:p>0.2447663842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.8646566046" calcext:value-type="float">
            <text:p>29.8646566046</text:p>
          </table:table-cell>
          <table:table-cell office:value-type="float" office:value="0.9190993506" calcext:value-type="float">
            <text:p>0.9190993506</text:p>
          </table:table-cell>
          <table:table-cell office:value-type="float" office:value="0.4510589568" calcext:value-type="float">
            <text:p>0.4510589568</text:p>
          </table:table-cell>
          <table:table-cell office:value-type="float" office:value="0.5058032078" calcext:value-type="float">
            <text:p>0.5058032078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.8646566046" calcext:value-type="float">
            <text:p>29.8646566046</text:p>
          </table:table-cell>
          <table:table-cell office:value-type="float" office:value="1.0151952654" calcext:value-type="float">
            <text:p>1.0151952654</text:p>
          </table:table-cell>
          <table:table-cell office:value-type="float" office:value="0.8764404644" calcext:value-type="float">
            <text:p>0.8764404644</text:p>
          </table:table-cell>
          <table:table-cell office:value-type="float" office:value="0.583316399" calcext:value-type="float">
            <text:p>0.583316399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9.493619161" calcext:value-type="float">
            <text:p>839.493619161</text:p>
          </table:table-cell>
          <table:table-cell office:value-type="float" office:value="5.7245459914" calcext:value-type="float">
            <text:p>5.7245459914</text:p>
          </table:table-cell>
          <table:table-cell office:value-type="float" office:value="3.2420965668" calcext:value-type="float">
            <text:p>3.2420965668</text:p>
          </table:table-cell>
          <table:table-cell office:value-type="float" office:value="3.98349029" calcext:value-type="float">
            <text:p>3.98349029</text:p>
          </table:table-cell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string" calcext:value-type="string">
            <text:p>'unknown'</text:p>
          </table:table-cell>
          <table:table-cell office:value-type="string" calcext:value-type="string">
            <text:p><text:s/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9.493619161" calcext:value-type="float">
            <text:p>839.493619161</text:p>
          </table:table-cell>
          <table:table-cell office:value-type="float" office:value="6.2840504938" calcext:value-type="float">
            <text:p>6.2840504938</text:p>
          </table:table-cell>
          <table:table-cell office:value-type="float" office:value="4.4545087586" calcext:value-type="float">
            <text:p>4.4545087586</text:p>
          </table:table-cell>
          <table:table-cell office:value-type="float" office:value="4.4711799488" calcext:value-type="float">
            <text:p>4.4711799488</text:p>
          </table:table-cell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0.001cm" svg:y="4.517cm">
            <draw:object draw:notify-on-update-of-ranges="Load.B1:Load.F1 Load.A2:Load.A2 Load.B2:Load.F2 Load.A3:Load.A3 Load.B3:Load.F3 Load.A4:Load.A4 Load.B4:Load.F4 Load.A5:Load.A5 Load.B5:Load.F5 Load.A6:Load.A6 Load.B6:Load.F6 Load.A7:Load.A7 Load.B7:Load.F7 Load.A8:Load.A8 Load.B8:Load.F8 Load.A9:Load.A9 Load.B9:Load.F9 Load.A10:Load.A10 Load.B10:Load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table:formula="of:=[$Summary.E2]" office:value-type="float" office:value="0.0000493726" calcext:value-type="float">
            <text:p>4.93726E-05</text:p>
          </table:table-cell>
          <table:table-cell table:formula="of:=[$Summary.E4]" office:value-type="float" office:value="0.0001757466" calcext:value-type="float">
            <text:p>0.0001757466</text:p>
          </table:table-cell>
          <table:table-cell table:formula="of:=[$Summary.E6]" office:value-type="float" office:value="0.0011288194" calcext:value-type="float">
            <text:p>0.0011288194</text:p>
          </table:table-cell>
          <table:table-cell table:formula="of:=[$Summary.E8]" office:value-type="float" office:value="0.0091547562" calcext:value-type="float">
            <text:p>0.0091547562</text:p>
          </table:table-cell>
          <table:table-cell table:formula="of:=[$Summary.E10]" office:value-type="float" office:value="0.0790990382" calcext:value-type="float">
            <text:p>0.0790990382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table:formula="of:=[$Summary.E12]" office:value-type="float" office:value="0.0025753972" calcext:value-type="float">
            <text:p>0.0025753972</text:p>
          </table:table-cell>
          <table:table-cell table:formula="of:=[$Summary.E14]" office:value-type="float" office:value="0.0008442468" calcext:value-type="float">
            <text:p>0.0008442468</text:p>
          </table:table-cell>
          <table:table-cell table:formula="of:=[$Summary.E16]" office:value-type="float" office:value="0.0076406014" calcext:value-type="float">
            <text:p>0.0076406014</text:p>
          </table:table-cell>
          <table:table-cell table:formula="of:=[$Summary.E18]" office:value-type="float" office:value="0.1001542056" calcext:value-type="float">
            <text:p>0.1001542056</text:p>
          </table:table-cell>
          <table:table-cell table:formula="of:=[$Summary.E20]" office:value-type="float" office:value="2.2588461222" calcext:value-type="float">
            <text:p>2.2588461222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table:formula="of:=[$Summary.E22]" office:value-type="float" office:value="0.000214938" calcext:value-type="float">
            <text:p>0.000214938</text:p>
          </table:table-cell>
          <table:table-cell table:formula="of:=[$Summary.E24]" office:value-type="float" office:value="0.0032156406" calcext:value-type="float">
            <text:p>0.0032156406</text:p>
          </table:table-cell>
          <table:table-cell table:formula="of:=[$Summary.E26]" office:value-type="float" office:value="0.007333351" calcext:value-type="float">
            <text:p>0.007333351</text:p>
          </table:table-cell>
          <table:table-cell table:formula="of:=[$Summary.E28]" office:value-type="float" office:value="0.0961064902" calcext:value-type="float">
            <text:p>0.0961064902</text:p>
          </table:table-cell>
          <table:table-cell table:formula="of:=[$Summary.E30]" office:value-type="float" office:value="2.5411148944" calcext:value-type="float">
            <text:p>2.5411148944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table:formula="of:=[$Summary.E32]" office:value-type="float" office:value="0.0087410258" calcext:value-type="float">
            <text:p>0.0087410258</text:p>
          </table:table-cell>
          <table:table-cell table:formula="of:=[$Summary.E34]" office:value-type="float" office:value="0.0129294958" calcext:value-type="float">
            <text:p>0.0129294958</text:p>
          </table:table-cell>
          <table:table-cell table:formula="of:=[$Summary.E36]" office:value-type="float" office:value="0.153077796" calcext:value-type="float">
            <text:p>0.153077796</text:p>
          </table:table-cell>
          <table:table-cell table:formula="of:=[$Summary.E38]" office:value-type="float" office:value="1.0147073906" calcext:value-type="float">
            <text:p>1.0147073906</text:p>
          </table:table-cell>
          <table:table-cell table:formula="of:=[$Summary.E40]" office:value-type="float" office:value="13.5571888504" calcext:value-type="float">
            <text:p>13.5571888504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table:formula="of:=[$Summary.E42]" office:value-type="float" office:value="0.0008963176" calcext:value-type="float">
            <text:p>0.0008963176</text:p>
          </table:table-cell>
          <table:table-cell table:formula="of:=[$Summary.E44]" office:value-type="float" office:value="0.0031938456" calcext:value-type="float">
            <text:p>0.0031938456</text:p>
          </table:table-cell>
          <table:table-cell table:formula="of:=[$Summary.E46]" office:value-type="float" office:value="0.0159273666" calcext:value-type="float">
            <text:p>0.0159273666</text:p>
          </table:table-cell>
          <table:table-cell table:formula="of:=[$Summary.E48]" office:value-type="float" office:value="0.160449986" calcext:value-type="float">
            <text:p>0.160449986</text:p>
          </table:table-cell>
          <table:table-cell table:formula="of:=[$Summary.E50]" office:value-type="float" office:value="8.5191752136" calcext:value-type="float">
            <text:p>8.5191752136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table:formula="of:=[$Summary.E52]" office:value-type="float" office:value="0.0054094908" calcext:value-type="float">
            <text:p>0.0054094908</text:p>
          </table:table-cell>
          <table:table-cell table:formula="of:=[$Summary.E54]" office:value-type="float" office:value="0.003797292" calcext:value-type="float">
            <text:p>0.003797292</text:p>
          </table:table-cell>
          <table:table-cell table:formula="of:=[$Summary.E56]" office:value-type="float" office:value="0.0322859974" calcext:value-type="float">
            <text:p>0.0322859974</text:p>
          </table:table-cell>
          <table:table-cell table:formula="of:=[$Summary.E58]" office:value-type="float" office:value="0.3056456692" calcext:value-type="float">
            <text:p>0.3056456692</text:p>
          </table:table-cell>
          <table:table-cell table:formula="of:=[$Summary.E60]" office:value-type="float" office:value="2.475712551" calcext:value-type="float">
            <text:p>2.475712551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table:formula="of:=[$Summary.E62]" office:value-type="float" office:value="0.0000242508" calcext:value-type="float">
            <text:p>2.42508E-05</text:p>
          </table:table-cell>
          <table:table-cell table:formula="of:=[$Summary.E64]" office:value-type="float" office:value="0.0001810908" calcext:value-type="float">
            <text:p>0.0001810908</text:p>
          </table:table-cell>
          <table:table-cell table:formula="of:=[$Summary.E66]" office:value-type="float" office:value="0.003940109" calcext:value-type="float">
            <text:p>0.003940109</text:p>
          </table:table-cell>
          <table:table-cell table:formula="of:=[$Summary.E68]" office:value-type="float" office:value="0.0072639394" calcext:value-type="float">
            <text:p>0.0072639394</text:p>
          </table:table-cell>
          <table:table-cell table:formula="of:=[$Summary.E70]" office:value-type="float" office:value="0.0828766348" calcext:value-type="float">
            <text:p>0.0828766348</text:p>
          </table:table-cell>
        </table:table-row>
        <table:table-row table:style-name="ro1">
          <table:table-cell table:formula="of:=[$Summary.A$79]" office:value-type="string" office:string-value="'NaturalBloofi'" calcext:value-type="string">
            <text:p>'NaturalBloofi'</text:p>
          </table:table-cell>
          <table:table-cell table:formula="of:=[$Summary.E72]" office:value-type="float" office:value="0.2291342266" calcext:value-type="float">
            <text:p>0.2291342266</text:p>
          </table:table-cell>
          <table:table-cell table:formula="of:=[$Summary.E74]" office:value-type="float" office:value="1.8008197406" calcext:value-type="float">
            <text:p>1.8008197406</text:p>
          </table:table-cell>
          <table:table-cell table:formula="of:=[$Summary.E76]" office:value-type="float" office:value="44.5276085834" calcext:value-type="float">
            <text:p>44.5276085834</text:p>
          </table:table-cell>
          <table:table-cell table:formula="of:=[$Summary.E78]" office:value-type="float" office:value="1992.1948306198" calcext:value-type="float">
            <text:p>1992.1948306198</text:p>
          </table:table-cell>
          <table:table-cell/>
        </table:table-row>
        <table:table-row table:style-name="ro1">
          <table:table-cell table:formula="of:=[$Summary.A$80]" office:value-type="string" office:string-value="'ShardedList'" calcext:value-type="string">
            <text:p>'ShardedList'</text:p>
          </table:table-cell>
          <table:table-cell table:formula="of:=[$Summary.E80]" office:value-type="float" office:value="0.0513983226" calcext:value-type="float">
            <text:p>0.0513983226</text:p>
          </table:table-cell>
          <table:table-cell table:formula="of:=[$Summary.E82]" office:value-type="float" office:value="0.4761053784" calcext:value-type="float">
            <text:p>0.4761053784</text:p>
          </table:table-cell>
          <table:table-cell table:formula="of:=[$Summary.E84]" office:value-type="float" office:value="29.8646566046" calcext:value-type="float">
            <text:p>29.8646566046</text:p>
          </table:table-cell>
          <table:table-cell table:formula="of:=[$Summary.E86]" office:value-type="float" office:value="839.493619161" calcext:value-type="float">
            <text:p>839.493619161</text:p>
          </table:table-cell>
          <table:table-cell/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14.697cm" svg:y="3.958cm">
            <draw:object draw:notify-on-update-of-ranges="Query_Complete.B1:Query_Complete.F1 Query_Complete.A2:Query_Complete.A2 Query_Complete.B2:Query_Complete.F2 Query_Complete.A3:Query_Complete.A3 Query_Complete.B3:Query_Complete.F3 Query_Complete.A4:Query_Complete.A4 Query_Complete.B4:Query_Complete.F4 Query_Complete.A5:Query_Complete.A5 Query_Complete.B5:Query_Complete.F5 Query_Complete.A6:Query_Complete.A6 Query_Complete.B6:Query_Complete.F6 Query_Complete.A7:Query_Complete.A7 Query_Complete.B7:Query_Complete.F7 Query_Complete.A8:Query_Complete.A8 Query_Complete.B8:Query_Complete.F8 Query_Complete.A9:Query_Complete.A9 Query_Complete.B9:Query_Complete.F9 Query_Complete.A10:Query_Complete.A10 Query_Complete.B10:Query_Complete.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F2]" office:value-type="float" office:value="0.0058024514" calcext:value-type="float">
            <text:p>0.0058024514</text:p>
          </table:table-cell>
          <table:table-cell table:formula="of:=[$Summary.F4]" office:value-type="float" office:value="0.0063707162" calcext:value-type="float">
            <text:p>0.0063707162</text:p>
          </table:table-cell>
          <table:table-cell table:formula="of:=[$Summary.F6]" office:value-type="float" office:value="0.040338469" calcext:value-type="float">
            <text:p>0.040338469</text:p>
          </table:table-cell>
          <table:table-cell table:formula="of:=[$Summary.F8]" office:value-type="float" office:value="0.4581959814" calcext:value-type="float">
            <text:p>0.4581959814</text:p>
          </table:table-cell>
          <table:table-cell table:formula="of:=[$Summary.F10]" office:value-type="float" office:value="8.1150478492" calcext:value-type="float">
            <text:p>8.115047849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F12]" office:value-type="float" office:value="0.0043950824" calcext:value-type="float">
            <text:p>0.0043950824</text:p>
          </table:table-cell>
          <table:table-cell table:formula="of:=[$Summary.F14]" office:value-type="float" office:value="0.0015090104" calcext:value-type="float">
            <text:p>0.0015090104</text:p>
          </table:table-cell>
          <table:table-cell table:formula="of:=[$Summary.F16]" office:value-type="float" office:value="0.0106364112" calcext:value-type="float">
            <text:p>0.0106364112</text:p>
          </table:table-cell>
          <table:table-cell table:formula="of:=[$Summary.F18]" office:value-type="float" office:value="0.077042493" calcext:value-type="float">
            <text:p>0.077042493</text:p>
          </table:table-cell>
          <table:table-cell table:formula="of:=[$Summary.F20]" office:value-type="float" office:value="0.4195560254" calcext:value-type="float">
            <text:p>0.419556025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F22]" office:value-type="float" office:value="0.0008069948" calcext:value-type="float">
            <text:p>0.0008069948</text:p>
          </table:table-cell>
          <table:table-cell table:formula="of:=[$Summary.F24]" office:value-type="float" office:value="0.0030387624" calcext:value-type="float">
            <text:p>0.0030387624</text:p>
          </table:table-cell>
          <table:table-cell table:formula="of:=[$Summary.F26]" office:value-type="float" office:value="0.0142867064" calcext:value-type="float">
            <text:p>0.0142867064</text:p>
          </table:table-cell>
          <table:table-cell table:formula="of:=[$Summary.F28]" office:value-type="float" office:value="0.0725421516" calcext:value-type="float">
            <text:p>0.0725421516</text:p>
          </table:table-cell>
          <table:table-cell table:formula="of:=[$Summary.F30]" office:value-type="float" office:value="0.3927082748" calcext:value-type="float">
            <text:p>0.392708274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F32]" office:value-type="float" office:value="0.0068346932" calcext:value-type="float">
            <text:p>0.0068346932</text:p>
          </table:table-cell>
          <table:table-cell table:formula="of:=[$Summary.F34]" office:value-type="float" office:value="0.0121725052" calcext:value-type="float">
            <text:p>0.0121725052</text:p>
          </table:table-cell>
          <table:table-cell table:formula="of:=[$Summary.F36]" office:value-type="float" office:value="0.0966364806" calcext:value-type="float">
            <text:p>0.0966364806</text:p>
          </table:table-cell>
          <table:table-cell table:formula="of:=[$Summary.F38]" office:value-type="float" office:value="1.0089702712" calcext:value-type="float">
            <text:p>1.0089702712</text:p>
          </table:table-cell>
          <table:table-cell table:formula="of:=[$Summary.F40]" office:value-type="float" office:value="21.221908905" calcext:value-type="float">
            <text:p>21.221908905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F42]" office:value-type="float" office:value="0.0045598972" calcext:value-type="float">
            <text:p>0.0045598972</text:p>
          </table:table-cell>
          <table:table-cell table:formula="of:=[$Summary.F44]" office:value-type="float" office:value="0.0138151266" calcext:value-type="float">
            <text:p>0.0138151266</text:p>
          </table:table-cell>
          <table:table-cell table:formula="of:=[$Summary.F46]" office:value-type="float" office:value="0.0321952548" calcext:value-type="float">
            <text:p>0.0321952548</text:p>
          </table:table-cell>
          <table:table-cell table:formula="of:=[$Summary.F48]" office:value-type="float" office:value="0.2417990852" calcext:value-type="float">
            <text:p>0.2417990852</text:p>
          </table:table-cell>
          <table:table-cell table:formula="of:=[$Summary.F50]" office:value-type="float" office:value="5.4249863202" calcext:value-type="float">
            <text:p>5.424986320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F52]" office:value-type="float" office:value="0.037453282" calcext:value-type="float">
            <text:p>0.037453282</text:p>
          </table:table-cell>
          <table:table-cell table:formula="of:=[$Summary.F54]" office:value-type="float" office:value="0.0123326774" calcext:value-type="float">
            <text:p>0.0123326774</text:p>
          </table:table-cell>
          <table:table-cell table:formula="of:=[$Summary.F56]" office:value-type="float" office:value="0.1246176062" calcext:value-type="float">
            <text:p>0.1246176062</text:p>
          </table:table-cell>
          <table:table-cell table:formula="of:=[$Summary.F58]" office:value-type="float" office:value="1.596311342" calcext:value-type="float">
            <text:p>1.596311342</text:p>
          </table:table-cell>
          <table:table-cell table:formula="of:=[$Summary.F60]" office:value-type="float" office:value="30.0421809262" calcext:value-type="float">
            <text:p>30.042180926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F62]" office:value-type="float" office:value="0.0053169806" calcext:value-type="float">
            <text:p>0.0053169806</text:p>
          </table:table-cell>
          <table:table-cell table:formula="of:=[$Summary.F64]" office:value-type="float" office:value="0.007794107" calcext:value-type="float">
            <text:p>0.007794107</text:p>
          </table:table-cell>
          <table:table-cell table:formula="of:=[$Summary.F66]" office:value-type="float" office:value="0.1324978286" calcext:value-type="float">
            <text:p>0.1324978286</text:p>
          </table:table-cell>
          <table:table-cell table:formula="of:=[$Summary.F68]" office:value-type="float" office:value="0.6619382632" calcext:value-type="float">
            <text:p>0.6619382632</text:p>
          </table:table-cell>
          <table:table-cell table:formula="of:=[$Summary.F70]" office:value-type="float" office:value="11.0642550704" calcext:value-type="float">
            <text:p>11.064255070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F72]" office:value-type="float" office:value="0.6144398922" calcext:value-type="float">
            <text:p>0.6144398922</text:p>
          </table:table-cell>
          <table:table-cell table:formula="of:=[$Summary.F74]" office:value-type="float" office:value="0.5508513838" calcext:value-type="float">
            <text:p>0.5508513838</text:p>
          </table:table-cell>
          <table:table-cell table:formula="of:=[$Summary.F76]" office:value-type="float" office:value="0.7313544458" calcext:value-type="float">
            <text:p>0.7313544458</text:p>
          </table:table-cell>
          <table:table-cell table:formula="of:=[$Summary.F78]" office:value-type="float" office:value="2.1466312276" calcext:value-type="float">
            <text:p>2.1466312276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F80]" office:value-type="float" office:value="0.5401644966" calcext:value-type="float">
            <text:p>0.5401644966</text:p>
          </table:table-cell>
          <table:table-cell table:formula="of:=[$Summary.F82]" office:value-type="float" office:value="0.5415223524" calcext:value-type="float">
            <text:p>0.5415223524</text:p>
          </table:table-cell>
          <table:table-cell table:formula="of:=[$Summary.F84]" office:value-type="float" office:value="0.9190993506" calcext:value-type="float">
            <text:p>0.9190993506</text:p>
          </table:table-cell>
          <table:table-cell table:formula="of:=[$Summary.F86]" office:value-type="float" office:value="5.7245459914" calcext:value-type="float">
            <text:p>5.7245459914</text:p>
          </table:table-cell>
          <table:table-cell/>
        </table:table-row>
      </table:table>
      <table:table table:name="Query_HighCard" table:style-name="ta1">
        <office:forms form:automatic-focus="false" form:apply-design-mode="false"/>
        <table:shapes>
          <draw:frame draw:z-index="0" draw:style-name="gr1" draw:text-style-name="P1" svg:width="16.337cm" svg:height="9.805cm" svg:x="14.656cm" svg:y="4.323cm">
            <draw:object draw:notify-on-update-of-ranges="Query_HighCard.B1:Query_HighCard.F1 Query_HighCard.A2:Query_HighCard.A2 Query_HighCard.B2:Query_HighCard.F2 Query_HighCard.A3:Query_HighCard.A3 Query_HighCard.B3:Query_HighCard.F3 Query_HighCard.A4:Query_HighCard.A4 Query_HighCard.B4:Query_HighCard.F4 Query_HighCard.A5:Query_HighCard.A5 Query_HighCard.B5:Query_HighCard.F5 Query_HighCard.A6:Query_HighCard.A6 Query_HighCard.B6:Query_HighCard.F6 Query_HighCard.A7:Query_HighCard.A7 Query_HighCard.B7:Query_HighCard.F7 Query_HighCard.A8:Query_HighCard.A8 Query_HighCard.B8:Query_HighCard.F8 Query_HighCard.A9:Query_HighCard.A9 Query_HighCard.B9:Query_HighCard.F9 Query_HighCard.A10:Query_HighCard.A10 Query_HighCard.B10:Query_HighCard.F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G2]" office:value-type="float" office:value="0.0014111" calcext:value-type="float">
            <text:p>0.0014111</text:p>
          </table:table-cell>
          <table:table-cell table:formula="of:=[$Summary.G4]" office:value-type="float" office:value="0.0046857558" calcext:value-type="float">
            <text:p>0.0046857558</text:p>
          </table:table-cell>
          <table:table-cell table:formula="of:=[$Summary.G6]" office:value-type="float" office:value="0.069276848" calcext:value-type="float">
            <text:p>0.069276848</text:p>
          </table:table-cell>
          <table:table-cell table:formula="of:=[$Summary.G8]" office:value-type="float" office:value="0.546503857" calcext:value-type="float">
            <text:p>0.546503857</text:p>
          </table:table-cell>
          <table:table-cell table:formula="of:=[$Summary.G10]" office:value-type="float" office:value="9.1036609754" calcext:value-type="float">
            <text:p>9.103660975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G12]" office:value-type="float" office:value="0.0125497126" calcext:value-type="float">
            <text:p>0.0125497126</text:p>
          </table:table-cell>
          <table:table-cell table:formula="of:=[$Summary.G14]" office:value-type="float" office:value="0.0334933682" calcext:value-type="float">
            <text:p>0.0334933682</text:p>
          </table:table-cell>
          <table:table-cell table:formula="of:=[$Summary.G16]" office:value-type="float" office:value="0.362841932" calcext:value-type="float">
            <text:p>0.362841932</text:p>
          </table:table-cell>
          <table:table-cell table:formula="of:=[$Summary.G18]" office:value-type="float" office:value="3.556110287" calcext:value-type="float">
            <text:p>3.556110287</text:p>
          </table:table-cell>
          <table:table-cell table:formula="of:=[$Summary.G20]" office:value-type="float" office:value="19.470539481" calcext:value-type="float">
            <text:p>19.47053948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G22]" office:value-type="float" office:value="0.0063615094" calcext:value-type="float">
            <text:p>0.0063615094</text:p>
          </table:table-cell>
          <table:table-cell table:formula="of:=[$Summary.G24]" office:value-type="float" office:value="0.047678332" calcext:value-type="float">
            <text:p>0.047678332</text:p>
          </table:table-cell>
          <table:table-cell table:formula="of:=[$Summary.G26]" office:value-type="float" office:value="0.3657167246" calcext:value-type="float">
            <text:p>0.3657167246</text:p>
          </table:table-cell>
          <table:table-cell table:formula="of:=[$Summary.G28]" office:value-type="float" office:value="3.4552830166" calcext:value-type="float">
            <text:p>3.4552830166</text:p>
          </table:table-cell>
          <table:table-cell table:formula="of:=[$Summary.G30]" office:value-type="float" office:value="19.4004632832" calcext:value-type="float">
            <text:p>19.40046328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G32]" office:value-type="float" office:value="0.0052408324" calcext:value-type="float">
            <text:p>0.0052408324</text:p>
          </table:table-cell>
          <table:table-cell table:formula="of:=[$Summary.G34]" office:value-type="float" office:value="0.0120901836" calcext:value-type="float">
            <text:p>0.0120901836</text:p>
          </table:table-cell>
          <table:table-cell table:formula="of:=[$Summary.G36]" office:value-type="float" office:value="0.1297004228" calcext:value-type="float">
            <text:p>0.1297004228</text:p>
          </table:table-cell>
          <table:table-cell table:formula="of:=[$Summary.G38]" office:value-type="float" office:value="1.6481601358" calcext:value-type="float">
            <text:p>1.6481601358</text:p>
          </table:table-cell>
          <table:table-cell table:formula="of:=[$Summary.G40]" office:value-type="float" office:value="29.4139515328" calcext:value-type="float">
            <text:p>29.413951532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G42]" office:value-type="float" office:value="0.0073187958" calcext:value-type="float">
            <text:p>0.0073187958</text:p>
          </table:table-cell>
          <table:table-cell table:formula="of:=[$Summary.G44]" office:value-type="float" office:value="0.0129786048" calcext:value-type="float">
            <text:p>0.0129786048</text:p>
          </table:table-cell>
          <table:table-cell table:formula="of:=[$Summary.G46]" office:value-type="float" office:value="0.0833519568" calcext:value-type="float">
            <text:p>0.0833519568</text:p>
          </table:table-cell>
          <table:table-cell table:formula="of:=[$Summary.G48]" office:value-type="float" office:value="1.0841335646" calcext:value-type="float">
            <text:p>1.0841335646</text:p>
          </table:table-cell>
          <table:table-cell table:formula="of:=[$Summary.G50]" office:value-type="float" office:value="7.15075713" calcext:value-type="float">
            <text:p>7.150757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G52]" office:value-type="float" office:value="0.0624745252" calcext:value-type="float">
            <text:p>0.0624745252</text:p>
          </table:table-cell>
          <table:table-cell table:formula="of:=[$Summary.G54]" office:value-type="float" office:value="0.064256719" calcext:value-type="float">
            <text:p>0.064256719</text:p>
          </table:table-cell>
          <table:table-cell table:formula="of:=[$Summary.G56]" office:value-type="float" office:value="0.3757285886" calcext:value-type="float">
            <text:p>0.3757285886</text:p>
          </table:table-cell>
          <table:table-cell table:formula="of:=[$Summary.G58]" office:value-type="float" office:value="5.9266987262" calcext:value-type="float">
            <text:p>5.9266987262</text:p>
          </table:table-cell>
          <table:table-cell table:formula="of:=[$Summary.G60]" office:value-type="float" office:value="56.9616120894" calcext:value-type="float">
            <text:p>56.96161208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G62]" office:value-type="float" office:value="0.0016132488" calcext:value-type="float">
            <text:p>0.0016132488</text:p>
          </table:table-cell>
          <table:table-cell table:formula="of:=[$Summary.G64]" office:value-type="float" office:value="0.0082395668" calcext:value-type="float">
            <text:p>0.0082395668</text:p>
          </table:table-cell>
          <table:table-cell table:formula="of:=[$Summary.G66]" office:value-type="float" office:value="0.101419617" calcext:value-type="float">
            <text:p>0.101419617</text:p>
          </table:table-cell>
          <table:table-cell table:formula="of:=[$Summary.G68]" office:value-type="float" office:value="0.7526505978" calcext:value-type="float">
            <text:p>0.7526505978</text:p>
          </table:table-cell>
          <table:table-cell table:formula="of:=[$Summary.G70]" office:value-type="float" office:value="11.5068991146" calcext:value-type="float">
            <text:p>11.506899114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G72]" office:value-type="float" office:value="0.231384488" calcext:value-type="float">
            <text:p>0.231384488</text:p>
          </table:table-cell>
          <table:table-cell table:formula="of:=[$Summary.G74]" office:value-type="float" office:value="0.2304766452" calcext:value-type="float">
            <text:p>0.2304766452</text:p>
          </table:table-cell>
          <table:table-cell table:formula="of:=[$Summary.G76]" office:value-type="float" office:value="0.4892473938" calcext:value-type="float">
            <text:p>0.4892473938</text:p>
          </table:table-cell>
          <table:table-cell table:formula="of:=[$Summary.G78]" office:value-type="float" office:value="4.0543085004" calcext:value-type="float">
            <text:p>4.0543085004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G80]" office:value-type="float" office:value="0.2201857046" calcext:value-type="float">
            <text:p>0.2201857046</text:p>
          </table:table-cell>
          <table:table-cell table:formula="of:=[$Summary.G82]" office:value-type="float" office:value="0.2203919022" calcext:value-type="float">
            <text:p>0.2203919022</text:p>
          </table:table-cell>
          <table:table-cell table:formula="of:=[$Summary.G84]" office:value-type="float" office:value="0.4510589568" calcext:value-type="float">
            <text:p>0.4510589568</text:p>
          </table:table-cell>
          <table:table-cell table:formula="of:=[$Summary.G86]" office:value-type="float" office:value="3.2420965668" calcext:value-type="float">
            <text:p>3.2420965668</text:p>
          </table:table-cell>
          <table:table-cell/>
        </table:table-row>
      </table:table>
      <table:table table:name="Query_LowCard" table:style-name="ta1">
        <office:forms form:automatic-focus="false" form:apply-design-mode="false"/>
        <table:shapes>
          <draw:frame draw:z-index="0" draw:style-name="gr1" draw:text-style-name="P1" svg:width="16.337cm" svg:height="9.805cm" svg:x="15.294cm" svg:y="3.936cm">
            <draw:object draw:notify-on-update-of-ranges="Query_LowCard.B1:Query_LowCard.F1 Query_LowCard.A2:Query_LowCard.A2 Query_LowCard.B2:Query_LowCard.F2 Query_LowCard.A3:Query_LowCard.A3 Query_LowCard.B3:Query_LowCard.F3 Query_LowCard.A4:Query_LowCard.A4 Query_LowCard.B4:Query_LowCard.F4 Query_LowCard.A5:Query_LowCard.A5 Query_LowCard.B5:Query_LowCard.F5 Query_LowCard.A6:Query_LowCard.A6 Query_LowCard.B6:Query_LowCard.F6 Query_LowCard.A7:Query_LowCard.A7 Query_LowCard.B7:Query_LowCard.F7 Query_LowCard.A8:Query_LowCard.A8 Query_LowCard.B8:Query_LowCard.F8 Query_LowCard.A9:Query_LowCard.A9 Query_LowCard.B9:Query_LowCard.F9 Query_LowCard.A10:Query_LowCard.A10 Query_LowCard.B10:Query_LowCard.F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H2]" office:value-type="float" office:value="0.0014749206" calcext:value-type="float">
            <text:p>0.0014749206</text:p>
          </table:table-cell>
          <table:table-cell table:formula="of:=[$Summary.H4]" office:value-type="float" office:value="0.0052533748" calcext:value-type="float">
            <text:p>0.0052533748</text:p>
          </table:table-cell>
          <table:table-cell table:formula="of:=[$Summary.H6]" office:value-type="float" office:value="0.0657317094" calcext:value-type="float">
            <text:p>0.0657317094</text:p>
          </table:table-cell>
          <table:table-cell table:formula="of:=[$Summary.H8]" office:value-type="float" office:value="0.9789828234" calcext:value-type="float">
            <text:p>0.9789828234</text:p>
          </table:table-cell>
          <table:table-cell table:formula="of:=[$Summary.H10]" office:value-type="float" office:value="12.6545184282" calcext:value-type="float">
            <text:p>12.654518428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H12]" office:value-type="float" office:value="0.0103467882" calcext:value-type="float">
            <text:p>0.0103467882</text:p>
          </table:table-cell>
          <table:table-cell table:formula="of:=[$Summary.H14]" office:value-type="float" office:value="0.050996448" calcext:value-type="float">
            <text:p>0.050996448</text:p>
          </table:table-cell>
          <table:table-cell table:formula="of:=[$Summary.H16]" office:value-type="float" office:value="0.6359193592" calcext:value-type="float">
            <text:p>0.6359193592</text:p>
          </table:table-cell>
          <table:table-cell table:formula="of:=[$Summary.H18]" office:value-type="float" office:value="7.7420886064" calcext:value-type="float">
            <text:p>7.7420886064</text:p>
          </table:table-cell>
          <table:table-cell table:formula="of:=[$Summary.H20]" office:value-type="float" office:value="72.4630276958" calcext:value-type="float">
            <text:p>72.463027695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H22]" office:value-type="float" office:value="0.005793281" calcext:value-type="float">
            <text:p>0.005793281</text:p>
          </table:table-cell>
          <table:table-cell table:formula="of:=[$Summary.H24]" office:value-type="float" office:value="0.0696410678" calcext:value-type="float">
            <text:p>0.0696410678</text:p>
          </table:table-cell>
          <table:table-cell table:formula="of:=[$Summary.H26]" office:value-type="float" office:value="0.6719020558" calcext:value-type="float">
            <text:p>0.6719020558</text:p>
          </table:table-cell>
          <table:table-cell table:formula="of:=[$Summary.H28]" office:value-type="float" office:value="8.8293403714" calcext:value-type="float">
            <text:p>8.8293403714</text:p>
          </table:table-cell>
          <table:table-cell table:formula="of:=[$Summary.H30]" office:value-type="float" office:value="69.4809831884" calcext:value-type="float">
            <text:p>69.480983188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H32]" office:value-type="float" office:value="0.003517354" calcext:value-type="float">
            <text:p>0.003517354</text:p>
          </table:table-cell>
          <table:table-cell table:formula="of:=[$Summary.H34]" office:value-type="float" office:value="0.011092143" calcext:value-type="float">
            <text:p>0.011092143</text:p>
          </table:table-cell>
          <table:table-cell table:formula="of:=[$Summary.H36]" office:value-type="float" office:value="0.1405980986" calcext:value-type="float">
            <text:p>0.1405980986</text:p>
          </table:table-cell>
          <table:table-cell table:formula="of:=[$Summary.H38]" office:value-type="float" office:value="2.5265092088" calcext:value-type="float">
            <text:p>2.5265092088</text:p>
          </table:table-cell>
          <table:table-cell table:formula="of:=[$Summary.H40]" office:value-type="float" office:value="34.8751562004" calcext:value-type="float">
            <text:p>34.875156200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H42]" office:value-type="float" office:value="0.0094756148" calcext:value-type="float">
            <text:p>0.0094756148</text:p>
          </table:table-cell>
          <table:table-cell table:formula="of:=[$Summary.H44]" office:value-type="float" office:value="0.0329615278" calcext:value-type="float">
            <text:p>0.0329615278</text:p>
          </table:table-cell>
          <table:table-cell table:formula="of:=[$Summary.H46]" office:value-type="float" office:value="0.3385795904" calcext:value-type="float">
            <text:p>0.3385795904</text:p>
          </table:table-cell>
          <table:table-cell table:formula="of:=[$Summary.H48]" office:value-type="float" office:value="5.3927094478" calcext:value-type="float">
            <text:p>5.3927094478</text:p>
          </table:table-cell>
          <table:table-cell table:formula="of:=[$Summary.H50]" office:value-type="float" office:value="61.1472892054" calcext:value-type="float">
            <text:p>61.147289205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H52]" office:value-type="float" office:value="0.040656491" calcext:value-type="float">
            <text:p>0.040656491</text:p>
          </table:table-cell>
          <table:table-cell table:formula="of:=[$Summary.H54]" office:value-type="float" office:value="0.0644705856" calcext:value-type="float">
            <text:p>0.0644705856</text:p>
          </table:table-cell>
          <table:table-cell table:formula="of:=[$Summary.H56]" office:value-type="float" office:value="0.6015666398" calcext:value-type="float">
            <text:p>0.6015666398</text:p>
          </table:table-cell>
          <table:table-cell table:formula="of:=[$Summary.H58]" office:value-type="float" office:value="5.6930811964" calcext:value-type="float">
            <text:p>5.6930811964</text:p>
          </table:table-cell>
          <table:table-cell table:formula="of:=[$Summary.H60]" office:value-type="float" office:value="59.9659004942" calcext:value-type="float">
            <text:p>59.96590049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H62]" office:value-type="float" office:value="0.000695709" calcext:value-type="float">
            <text:p>0.000695709</text:p>
          </table:table-cell>
          <table:table-cell table:formula="of:=[$Summary.H64]" office:value-type="float" office:value="0.0090394002" calcext:value-type="float">
            <text:p>0.0090394002</text:p>
          </table:table-cell>
          <table:table-cell table:formula="of:=[$Summary.H66]" office:value-type="float" office:value="0.1041444376" calcext:value-type="float">
            <text:p>0.1041444376</text:p>
          </table:table-cell>
          <table:table-cell table:formula="of:=[$Summary.H68]" office:value-type="float" office:value="1.1172161674" calcext:value-type="float">
            <text:p>1.1172161674</text:p>
          </table:table-cell>
          <table:table-cell table:formula="of:=[$Summary.H70]" office:value-type="float" office:value="15.4634133482" calcext:value-type="float">
            <text:p>15.4634133482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H72]" office:value-type="float" office:value="0.2282577736" calcext:value-type="float">
            <text:p>0.2282577736</text:p>
          </table:table-cell>
          <table:table-cell table:formula="of:=[$Summary.H74]" office:value-type="float" office:value="0.2350347544" calcext:value-type="float">
            <text:p>0.2350347544</text:p>
          </table:table-cell>
          <table:table-cell table:formula="of:=[$Summary.H76]" office:value-type="float" office:value="0.5564963044" calcext:value-type="float">
            <text:p>0.5564963044</text:p>
          </table:table-cell>
          <table:table-cell table:formula="of:=[$Summary.H78]" office:value-type="float" office:value="6.2043944678" calcext:value-type="float">
            <text:p>6.2043944678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H80]" office:value-type="float" office:value="0.2247018666" calcext:value-type="float">
            <text:p>0.2247018666</text:p>
          </table:table-cell>
          <table:table-cell table:formula="of:=[$Summary.H82]" office:value-type="float" office:value="0.2310887008" calcext:value-type="float">
            <text:p>0.2310887008</text:p>
          </table:table-cell>
          <table:table-cell table:formula="of:=[$Summary.H84]" office:value-type="float" office:value="0.5058032078" calcext:value-type="float">
            <text:p>0.5058032078</text:p>
          </table:table-cell>
          <table:table-cell table:formula="of:=[$Summary.H86]" office:value-type="float" office:value="3.98349029" calcext:value-type="float">
            <text:p>3.98349029</text:p>
          </table:table-cell>
          <table:table-cell/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14.613cm" svg:y="4.152cm">
            <draw:object draw:notify-on-update-of-ranges="Delete_Complete.B1:Delete_Complete.F1 Delete_Complete.A2:Delete_Complete.A2 Delete_Complete.B2:Delete_Complete.F2 Delete_Complete.A3:Delete_Complete.A3 Delete_Complete.B3:Delete_Complete.F3 Delete_Complete.A4:Delete_Complete.A4 Delete_Complete.B4:Delete_Complete.F4 Delete_Complete.A5:Delete_Complete.A5 Delete_Complete.B5:Delete_Complete.F5 Delete_Complete.A6:Delete_Complete.A6 Delete_Complete.B6:Delete_Complete.F6 Delete_Complete.A7:Delete_Complete.A7 Delete_Complete.B7:Delete_Complete.F7 Delete_Complete.A8:Delete_Complete.A8 Delete_Complete.B8:Delete_Complete.F8 Delete_Complete.A9:Delete_Complete.A9 Delete_Complete.B9:Delete_Complete.F9 Delete_Complete.A10:Delete_Complete.A10 Delete_Complete.B10:Delete_Complete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F3]" office:value-type="float" office:value="0.008476115" calcext:value-type="float">
            <text:p>0.008476115</text:p>
          </table:table-cell>
          <table:table-cell table:formula="of:=[$Summary.F5]" office:value-type="float" office:value="0.0228164172" calcext:value-type="float">
            <text:p>0.0228164172</text:p>
          </table:table-cell>
          <table:table-cell table:formula="of:=[$Summary.F7]" office:value-type="float" office:value="0.1686509356" calcext:value-type="float">
            <text:p>0.1686509356</text:p>
          </table:table-cell>
          <table:table-cell table:formula="of:=[$Summary.F9]" office:value-type="float" office:value="1.274792254" calcext:value-type="float">
            <text:p>1.274792254</text:p>
          </table:table-cell>
          <table:table-cell table:formula="of:=[$Summary.F11]" office:value-type="float" office:value="1.609729104" calcext:value-type="float">
            <text:p>1.6097291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F13]" office:value-type="float" office:value="0.0004066318" calcext:value-type="float">
            <text:p>0.0004066318</text:p>
          </table:table-cell>
          <table:table-cell table:formula="of:=[$Summary.F15]" office:value-type="float" office:value="0.0006118552" calcext:value-type="float">
            <text:p>0.0006118552</text:p>
          </table:table-cell>
          <table:table-cell table:formula="of:=[$Summary.F17]" office:value-type="float" office:value="0.0003991086" calcext:value-type="float">
            <text:p>0.0003991086</text:p>
          </table:table-cell>
          <table:table-cell table:formula="of:=[$Summary.F19]" office:value-type="float" office:value="0.000366523" calcext:value-type="float">
            <text:p>0.000366523</text:p>
          </table:table-cell>
          <table:table-cell table:formula="of:=[$Summary.F21]" office:value-type="float" office:value="0.0012446822" calcext:value-type="float">
            <text:p>0.001244682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F23]" office:value-type="float" office:value="0.000393558" calcext:value-type="float">
            <text:p>0.000393558</text:p>
          </table:table-cell>
          <table:table-cell table:formula="of:=[$Summary.F25]" office:value-type="float" office:value="0.0002348224" calcext:value-type="float">
            <text:p>0.0002348224</text:p>
          </table:table-cell>
          <table:table-cell table:formula="of:=[$Summary.F27]" office:value-type="float" office:value="0.000952478" calcext:value-type="float">
            <text:p>0.000952478</text:p>
          </table:table-cell>
          <table:table-cell table:formula="of:=[$Summary.F29]" office:value-type="float" office:value="0.0007410388" calcext:value-type="float">
            <text:p>0.0007410388</text:p>
          </table:table-cell>
          <table:table-cell table:formula="of:=[$Summary.F31]" office:value-type="float" office:value="0.001217367" calcext:value-type="float">
            <text:p>0.00121736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F33]" office:value-type="float" office:value="0.0081219646" calcext:value-type="float">
            <text:p>0.0081219646</text:p>
          </table:table-cell>
          <table:table-cell table:formula="of:=[$Summary.F35]" office:value-type="float" office:value="0.0185994564" calcext:value-type="float">
            <text:p>0.0185994564</text:p>
          </table:table-cell>
          <table:table-cell table:formula="of:=[$Summary.F37]" office:value-type="float" office:value="0.149102372" calcext:value-type="float">
            <text:p>0.149102372</text:p>
          </table:table-cell>
          <table:table-cell table:formula="of:=[$Summary.F39]" office:value-type="float" office:value="1.6221174672" calcext:value-type="float">
            <text:p>1.6221174672</text:p>
          </table:table-cell>
          <table:table-cell table:formula="of:=[$Summary.F41]" office:value-type="float" office:value="2.762810496" calcext:value-type="float">
            <text:p>2.76281049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F43]" office:value-type="float" office:value="0.0008374956" calcext:value-type="float">
            <text:p>0.0008374956</text:p>
          </table:table-cell>
          <table:table-cell table:formula="of:=[$Summary.F45]" office:value-type="float" office:value="0.0035493302" calcext:value-type="float">
            <text:p>0.0035493302</text:p>
          </table:table-cell>
          <table:table-cell table:formula="of:=[$Summary.F47]" office:value-type="float" office:value="0.0047094224" calcext:value-type="float">
            <text:p>0.0047094224</text:p>
          </table:table-cell>
          <table:table-cell table:formula="of:=[$Summary.F49]" office:value-type="float" office:value="0.0380718008" calcext:value-type="float">
            <text:p>0.0380718008</text:p>
          </table:table-cell>
          <table:table-cell table:formula="of:=[$Summary.F51]" office:value-type="float" office:value="0.523233677" calcext:value-type="float">
            <text:p>0.52323367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F53]" office:value-type="float" office:value="0.0022421234" calcext:value-type="float">
            <text:p>0.0022421234</text:p>
          </table:table-cell>
          <table:table-cell table:formula="of:=[$Summary.F55]" office:value-type="float" office:value="0.0022151764" calcext:value-type="float">
            <text:p>0.0022151764</text:p>
          </table:table-cell>
          <table:table-cell table:formula="of:=[$Summary.F57]" office:value-type="float" office:value="0.0020953098" calcext:value-type="float">
            <text:p>0.0020953098</text:p>
          </table:table-cell>
          <table:table-cell table:formula="of:=[$Summary.F59]" office:value-type="float" office:value="0.0022187356" calcext:value-type="float">
            <text:p>0.0022187356</text:p>
          </table:table-cell>
          <table:table-cell table:formula="of:=[$Summary.F61]" office:value-type="float" office:value="0.0042834236" calcext:value-type="float">
            <text:p>0.004283423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F63]" office:value-type="float" office:value="0.006357346" calcext:value-type="float">
            <text:p>0.006357346</text:p>
          </table:table-cell>
          <table:table-cell table:formula="of:=[$Summary.F65]" office:value-type="float" office:value="0.0246245562" calcext:value-type="float">
            <text:p>0.0246245562</text:p>
          </table:table-cell>
          <table:table-cell table:formula="of:=[$Summary.F67]" office:value-type="float" office:value="0.1728297896" calcext:value-type="float">
            <text:p>0.1728297896</text:p>
          </table:table-cell>
          <table:table-cell table:formula="of:=[$Summary.F69]" office:value-type="float" office:value="1.6107395338" calcext:value-type="float">
            <text:p>1.6107395338</text:p>
          </table:table-cell>
          <table:table-cell table:formula="of:=[$Summary.F71]" office:value-type="float" office:value="15.2580564004" calcext:value-type="float">
            <text:p>15.258056400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F73]" office:value-type="float" office:value="0.563249485" calcext:value-type="float">
            <text:p>0.563249485</text:p>
          </table:table-cell>
          <table:table-cell table:formula="of:=[$Summary.F75]" office:value-type="float" office:value="0.589786826" calcext:value-type="float">
            <text:p>0.589786826</text:p>
          </table:table-cell>
          <table:table-cell table:formula="of:=[$Summary.F77]" office:value-type="float" office:value="0.7028060122" calcext:value-type="float">
            <text:p>0.7028060122</text:p>
          </table:table-cell>
          <table:table-cell table:formula="of:=[$Summary.F79]" office:value-type="float" office:value="2.0102721964" calcext:value-type="float">
            <text:p>2.0102721964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F81]" office:value-type="float" office:value="0.5621495102" calcext:value-type="float">
            <text:p>0.5621495102</text:p>
          </table:table-cell>
          <table:table-cell table:formula="of:=[$Summary.F83]" office:value-type="float" office:value="0.5490870928" calcext:value-type="float">
            <text:p>0.5490870928</text:p>
          </table:table-cell>
          <table:table-cell table:formula="of:=[$Summary.F85]" office:value-type="float" office:value="1.0151952654" calcext:value-type="float">
            <text:p>1.0151952654</text:p>
          </table:table-cell>
          <table:table-cell table:formula="of:=[$Summary.F87]" office:value-type="float" office:value="6.2840504938" calcext:value-type="float">
            <text:p>6.2840504938</text:p>
          </table:table-cell>
          <table:table-cell/>
        </table:table-row>
      </table:table>
      <table:table table:name="Delete_HighCard" table:style-name="ta1">
        <office:forms form:automatic-focus="false" form:apply-design-mode="false"/>
        <table:shapes>
          <draw:frame draw:z-index="0" draw:style-name="gr1" draw:text-style-name="P1" svg:width="16.337cm" svg:height="9.805cm" svg:x="14.464cm" svg:y="4.517cm">
            <draw:object draw:notify-on-update-of-ranges="Delete_HighCard.B1:Delete_HighCard.F1 Delete_HighCard.A2:Delete_HighCard.A2 Delete_HighCard.B2:Delete_HighCard.F2 Delete_HighCard.A3:Delete_HighCard.A3 Delete_HighCard.B3:Delete_HighCard.F3 Delete_HighCard.A4:Delete_HighCard.A4 Delete_HighCard.B4:Delete_HighCard.F4 Delete_HighCard.A5:Delete_HighCard.A5 Delete_HighCard.B5:Delete_HighCard.F5 Delete_HighCard.A6:Delete_HighCard.A6 Delete_HighCard.B6:Delete_HighCard.F6 Delete_HighCard.A7:Delete_HighCard.A7 Delete_HighCard.B7:Delete_HighCard.F7 Delete_HighCard.A8:Delete_HighCard.A8 Delete_HighCard.B8:Delete_HighCard.F8 Delete_HighCard.A9:Delete_HighCard.A9 Delete_HighCard.B9:Delete_HighCard.F9 Delete_HighCard.A10:Delete_HighCard.A10 Delete_HighCard.B10:Delete_HighCard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G3]" office:value-type="float" office:value="0.0036406282" calcext:value-type="float">
            <text:p>0.0036406282</text:p>
          </table:table-cell>
          <table:table-cell table:formula="of:=[$Summary.G5]" office:value-type="float" office:value="0.011992277" calcext:value-type="float">
            <text:p>0.011992277</text:p>
          </table:table-cell>
          <table:table-cell table:formula="of:=[$Summary.G7]" office:value-type="float" office:value="0.1792458622" calcext:value-type="float">
            <text:p>0.1792458622</text:p>
          </table:table-cell>
          <table:table-cell table:formula="of:=[$Summary.G9]" office:value-type="float" office:value="1.4096418166" calcext:value-type="float">
            <text:p>1.4096418166</text:p>
          </table:table-cell>
          <table:table-cell table:formula="of:=[$Summary.G11]" office:value-type="float" office:value="16.1752403622" calcext:value-type="float">
            <text:p>16.175240362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G13]" office:value-type="float" office:value="0.0002379658" calcext:value-type="float">
            <text:p>0.0002379658</text:p>
          </table:table-cell>
          <table:table-cell table:formula="of:=[$Summary.G15]" office:value-type="float" office:value="0.0003242046" calcext:value-type="float">
            <text:p>0.0003242046</text:p>
          </table:table-cell>
          <table:table-cell table:formula="of:=[$Summary.G17]" office:value-type="float" office:value="0.0002186126" calcext:value-type="float">
            <text:p>0.0002186126</text:p>
          </table:table-cell>
          <table:table-cell table:formula="of:=[$Summary.G19]" office:value-type="float" office:value="0.0001502072" calcext:value-type="float">
            <text:p>0.0001502072</text:p>
          </table:table-cell>
          <table:table-cell table:formula="of:=[$Summary.G21]" office:value-type="float" office:value="0.000230979" calcext:value-type="float">
            <text:p>0.000230979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G23]" office:value-type="float" office:value="0.0001958932" calcext:value-type="float">
            <text:p>0.0001958932</text:p>
          </table:table-cell>
          <table:table-cell table:formula="of:=[$Summary.G25]" office:value-type="float" office:value="0.0001827948" calcext:value-type="float">
            <text:p>0.0001827948</text:p>
          </table:table-cell>
          <table:table-cell table:formula="of:=[$Summary.G27]" office:value-type="float" office:value="0.0001639496" calcext:value-type="float">
            <text:p>0.0001639496</text:p>
          </table:table-cell>
          <table:table-cell table:formula="of:=[$Summary.G29]" office:value-type="float" office:value="0.0001520798" calcext:value-type="float">
            <text:p>0.0001520798</text:p>
          </table:table-cell>
          <table:table-cell table:formula="of:=[$Summary.G31]" office:value-type="float" office:value="0.0001330084" calcext:value-type="float">
            <text:p>0.000133008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G33]" office:value-type="float" office:value="0.0130936766" calcext:value-type="float">
            <text:p>0.0130936766</text:p>
          </table:table-cell>
          <table:table-cell table:formula="of:=[$Summary.G35]" office:value-type="float" office:value="0.0330772946" calcext:value-type="float">
            <text:p>0.0330772946</text:p>
          </table:table-cell>
          <table:table-cell table:formula="of:=[$Summary.G37]" office:value-type="float" office:value="0.2655121336" calcext:value-type="float">
            <text:p>0.2655121336</text:p>
          </table:table-cell>
          <table:table-cell table:formula="of:=[$Summary.G39]" office:value-type="float" office:value="4.6371546706" calcext:value-type="float">
            <text:p>4.6371546706</text:p>
          </table:table-cell>
          <table:table-cell table:formula="of:=[$Summary.G41]" office:value-type="float" office:value="39.080022347" calcext:value-type="float">
            <text:p>39.0800223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G43]" office:value-type="float" office:value="0.0004337488" calcext:value-type="float">
            <text:p>0.0004337488</text:p>
          </table:table-cell>
          <table:table-cell table:formula="of:=[$Summary.G45]" office:value-type="float" office:value="0.003507004" calcext:value-type="float">
            <text:p>0.003507004</text:p>
          </table:table-cell>
          <table:table-cell table:formula="of:=[$Summary.G47]" office:value-type="float" office:value="0.004013356" calcext:value-type="float">
            <text:p>0.004013356</text:p>
          </table:table-cell>
          <table:table-cell table:formula="of:=[$Summary.G49]" office:value-type="float" office:value="0.0250677108" calcext:value-type="float">
            <text:p>0.0250677108</text:p>
          </table:table-cell>
          <table:table-cell table:formula="of:=[$Summary.G51]" office:value-type="float" office:value="0.4334836842" calcext:value-type="float">
            <text:p>0.433483684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G53]" office:value-type="float" office:value="0.000630835" calcext:value-type="float">
            <text:p>0.000630835</text:p>
          </table:table-cell>
          <table:table-cell table:formula="of:=[$Summary.G55]" office:value-type="float" office:value="0.0010827738" calcext:value-type="float">
            <text:p>0.0010827738</text:p>
          </table:table-cell>
          <table:table-cell table:formula="of:=[$Summary.G57]" office:value-type="float" office:value="0.0012880818" calcext:value-type="float">
            <text:p>0.0012880818</text:p>
          </table:table-cell>
          <table:table-cell table:formula="of:=[$Summary.G59]" office:value-type="float" office:value="0.0007136316" calcext:value-type="float">
            <text:p>0.0007136316</text:p>
          </table:table-cell>
          <table:table-cell table:formula="of:=[$Summary.G61]" office:value-type="float" office:value="0.0009877856" calcext:value-type="float">
            <text:p>0.000987785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G63]" office:value-type="float" office:value="0.0063775576" calcext:value-type="float">
            <text:p>0.0063775576</text:p>
          </table:table-cell>
          <table:table-cell table:formula="of:=[$Summary.G65]" office:value-type="float" office:value="0.0205015638" calcext:value-type="float">
            <text:p>0.0205015638</text:p>
          </table:table-cell>
          <table:table-cell table:formula="of:=[$Summary.G67]" office:value-type="float" office:value="0.1510710734" calcext:value-type="float">
            <text:p>0.1510710734</text:p>
          </table:table-cell>
          <table:table-cell table:formula="of:=[$Summary.G69]" office:value-type="float" office:value="1.5110972628" calcext:value-type="float">
            <text:p>1.5110972628</text:p>
          </table:table-cell>
          <table:table-cell table:formula="of:=[$Summary.G71]" office:value-type="float" office:value="19.6797270356" calcext:value-type="float">
            <text:p>19.6797270356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G73]" office:value-type="float" office:value="0.4969418724" calcext:value-type="float">
            <text:p>0.4969418724</text:p>
          </table:table-cell>
          <table:table-cell table:formula="of:=[$Summary.G75]" office:value-type="float" office:value="0.249945337" calcext:value-type="float">
            <text:p>0.249945337</text:p>
          </table:table-cell>
          <table:table-cell table:formula="of:=[$Summary.G77]" office:value-type="float" office:value="0.5394323068" calcext:value-type="float">
            <text:p>0.5394323068</text:p>
          </table:table-cell>
          <table:table-cell table:formula="of:=[$Summary.G79]" office:value-type="float" office:value="3.600492059" calcext:value-type="float">
            <text:p>3.600492059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G81]" office:value-type="float" office:value="0.2832767464" calcext:value-type="float">
            <text:p>0.2832767464</text:p>
          </table:table-cell>
          <table:table-cell table:formula="of:=[$Summary.G83]" office:value-type="float" office:value="0.2289260874" calcext:value-type="float">
            <text:p>0.2289260874</text:p>
          </table:table-cell>
          <table:table-cell table:formula="of:=[$Summary.G85]" office:value-type="float" office:value="0.8764404644" calcext:value-type="float">
            <text:p>0.8764404644</text:p>
          </table:table-cell>
          <table:table-cell table:formula="of:=[$Summary.G87]" office:value-type="float" office:value="4.4545087586" calcext:value-type="float">
            <text:p>4.4545087586</text:p>
          </table:table-cell>
          <table:table-cell/>
        </table:table-row>
      </table:table>
      <table:table table:name="Delete_LowCard" table:style-name="ta1">
        <office:forms form:automatic-focus="false" form:apply-design-mode="false"/>
        <table:shapes>
          <draw:frame draw:z-index="0" draw:style-name="gr1" draw:text-style-name="P1" svg:width="16.337cm" svg:height="9.805cm" svg:x="14.314cm" svg:y="4.323cm">
            <draw:object draw:notify-on-update-of-ranges="Delete_LowCard.B1:Delete_LowCard.F1 Delete_LowCard.A2:Delete_LowCard.A2 Delete_LowCard.B2:Delete_LowCard.F2 Delete_LowCard.A3:Delete_LowCard.A3 Delete_LowCard.B3:Delete_LowCard.F3 Delete_LowCard.A4:Delete_LowCard.A4 Delete_LowCard.B4:Delete_LowCard.F4 Delete_LowCard.A5:Delete_LowCard.A5 Delete_LowCard.B5:Delete_LowCard.F5 Delete_LowCard.A6:Delete_LowCard.A6 Delete_LowCard.B6:Delete_LowCard.F6 Delete_LowCard.A7:Delete_LowCard.A7 Delete_LowCard.B7:Delete_LowCard.F7 Delete_LowCard.A8:Delete_LowCard.A8 Delete_LowCard.B8:Delete_LowCard.F8 Delete_LowCard.A9:Delete_LowCard.A9 Delete_LowCard.B9:Delete_LowCard.F9 Delete_LowCard.A10:Delete_LowCard.A10 Delete_LowCard.B10:Delete_LowCard.F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table:formula="of:=[$Summary.H3]" office:value-type="float" office:value="0.0094376452" calcext:value-type="float">
            <text:p>0.0094376452</text:p>
          </table:table-cell>
          <table:table-cell table:formula="of:=[$Summary.H5]" office:value-type="float" office:value="0.0205864026" calcext:value-type="float">
            <text:p>0.0205864026</text:p>
          </table:table-cell>
          <table:table-cell table:formula="of:=[$Summary.H7]" office:value-type="float" office:value="0.1518509092" calcext:value-type="float">
            <text:p>0.1518509092</text:p>
          </table:table-cell>
          <table:table-cell table:formula="of:=[$Summary.H9]" office:value-type="float" office:value="1.6302542436" calcext:value-type="float">
            <text:p>1.6302542436</text:p>
          </table:table-cell>
          <table:table-cell table:formula="of:=[$Summary.H11]" office:value-type="float" office:value="15.442879677" calcext:value-type="float">
            <text:p>15.44287967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table:formula="of:=[$Summary.H13]" office:value-type="float" office:value="0.0002397536" calcext:value-type="float">
            <text:p>0.0002397536</text:p>
          </table:table-cell>
          <table:table-cell table:formula="of:=[$Summary.H15]" office:value-type="float" office:value="0.0003777452" calcext:value-type="float">
            <text:p>0.0003777452</text:p>
          </table:table-cell>
          <table:table-cell table:formula="of:=[$Summary.H17]" office:value-type="float" office:value="0.000202262" calcext:value-type="float">
            <text:p>0.000202262</text:p>
          </table:table-cell>
          <table:table-cell table:formula="of:=[$Summary.H19]" office:value-type="float" office:value="0.0001384414" calcext:value-type="float">
            <text:p>0.0001384414</text:p>
          </table:table-cell>
          <table:table-cell table:formula="of:=[$Summary.H21]" office:value-type="float" office:value="0.000184784" calcext:value-type="float">
            <text:p>0.000184784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table:formula="of:=[$Summary.H23]" office:value-type="float" office:value="0.003410694" calcext:value-type="float">
            <text:p>0.003410694</text:p>
          </table:table-cell>
          <table:table-cell table:formula="of:=[$Summary.H25]" office:value-type="float" office:value="0.0002067416" calcext:value-type="float">
            <text:p>0.0002067416</text:p>
          </table:table-cell>
          <table:table-cell table:formula="of:=[$Summary.H27]" office:value-type="float" office:value="0.0001497624" calcext:value-type="float">
            <text:p>0.0001497624</text:p>
          </table:table-cell>
          <table:table-cell table:formula="of:=[$Summary.H29]" office:value-type="float" office:value="0.0001467254" calcext:value-type="float">
            <text:p>0.0001467254</text:p>
          </table:table-cell>
          <table:table-cell table:formula="of:=[$Summary.H31]" office:value-type="float" office:value="0.0000988812" calcext:value-type="float">
            <text:p>9.88812E-05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formula="of:=[$Summary.H33]" office:value-type="float" office:value="0.031061053" calcext:value-type="float">
            <text:p>0.031061053</text:p>
          </table:table-cell>
          <table:table-cell table:formula="of:=[$Summary.H35]" office:value-type="float" office:value="0.0360356682" calcext:value-type="float">
            <text:p>0.0360356682</text:p>
          </table:table-cell>
          <table:table-cell table:formula="of:=[$Summary.H37]" office:value-type="float" office:value="0.3248930902" calcext:value-type="float">
            <text:p>0.3248930902</text:p>
          </table:table-cell>
          <table:table-cell table:formula="of:=[$Summary.H39]" office:value-type="float" office:value="5.4058797634" calcext:value-type="float">
            <text:p>5.4058797634</text:p>
          </table:table-cell>
          <table:table-cell table:formula="of:=[$Summary.H41]" office:value-type="float" office:value="45.333283039" calcext:value-type="float">
            <text:p>45.33328303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table:formula="of:=[$Summary.H43]" office:value-type="float" office:value="0.0004106542" calcext:value-type="float">
            <text:p>0.0004106542</text:p>
          </table:table-cell>
          <table:table-cell table:formula="of:=[$Summary.H45]" office:value-type="float" office:value="0.0035718194" calcext:value-type="float">
            <text:p>0.0035718194</text:p>
          </table:table-cell>
          <table:table-cell table:formula="of:=[$Summary.H47]" office:value-type="float" office:value="0.0281009642" calcext:value-type="float">
            <text:p>0.0281009642</text:p>
          </table:table-cell>
          <table:table-cell table:formula="of:=[$Summary.H49]" office:value-type="float" office:value="0.0251698718" calcext:value-type="float">
            <text:p>0.0251698718</text:p>
          </table:table-cell>
          <table:table-cell table:formula="of:=[$Summary.H51]" office:value-type="float" office:value="0.3501745584" calcext:value-type="float">
            <text:p>0.350174558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table:formula="of:=[$Summary.H53]" office:value-type="float" office:value="0.0006618744" calcext:value-type="float">
            <text:p>0.0006618744</text:p>
          </table:table-cell>
          <table:table-cell table:formula="of:=[$Summary.G55]" office:value-type="float" office:value="0.0010827738" calcext:value-type="float">
            <text:p>0.0010827738</text:p>
          </table:table-cell>
          <table:table-cell table:formula="of:=[$Summary.H57]" office:value-type="float" office:value="0.001343715" calcext:value-type="float">
            <text:p>0.001343715</text:p>
          </table:table-cell>
          <table:table-cell table:formula="of:=[$Summary.H59]" office:value-type="float" office:value="0.0006517238" calcext:value-type="float">
            <text:p>0.0006517238</text:p>
          </table:table-cell>
          <table:table-cell table:formula="of:=[$Summary.H61]" office:value-type="float" office:value="0.0009363766" calcext:value-type="float">
            <text:p>0.000936376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table:formula="of:=[$Summary.H63]" office:value-type="float" office:value="0.0063272924" calcext:value-type="float">
            <text:p>0.0063272924</text:p>
          </table:table-cell>
          <table:table-cell table:formula="of:=[$Summary.H65]" office:value-type="float" office:value="0.0198811354" calcext:value-type="float">
            <text:p>0.0198811354</text:p>
          </table:table-cell>
          <table:table-cell table:formula="of:=[$Summary.H67]" office:value-type="float" office:value="0.1498290424" calcext:value-type="float">
            <text:p>0.1498290424</text:p>
          </table:table-cell>
          <table:table-cell table:formula="of:=[$Summary.H69]" office:value-type="float" office:value="1.7530987578" calcext:value-type="float">
            <text:p>1.7530987578</text:p>
          </table:table-cell>
          <table:table-cell table:formula="of:=[$Summary.H71]" office:value-type="float" office:value="19.6478247234" calcext:value-type="float">
            <text:p>19.6478247234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table:formula="of:=[$Summary.H73]" office:value-type="float" office:value="0.2519365496" calcext:value-type="float">
            <text:p>0.2519365496</text:p>
          </table:table-cell>
          <table:table-cell table:formula="of:=[$Summary.H75]" office:value-type="float" office:value="0.230290529" calcext:value-type="float">
            <text:p>0.230290529</text:p>
          </table:table-cell>
          <table:table-cell table:formula="of:=[$Summary.H77]" office:value-type="float" office:value="0.4907767064" calcext:value-type="float">
            <text:p>0.4907767064</text:p>
          </table:table-cell>
          <table:table-cell table:formula="of:=[$Summary.H79]" office:value-type="float" office:value="4.6079110588" calcext:value-type="float">
            <text:p>4.6079110588</text:p>
          </table:table-cell>
          <table:table-cell/>
        </table:table-row>
        <table:table-row table:style-name="ro1">
          <table:table-cell office:value-type="string" calcext:value-type="string">
            <text:p>'ShardedList'</text:p>
          </table:table-cell>
          <table:table-cell table:formula="of:=[$Summary.H81]" office:value-type="float" office:value="0.3002112028" calcext:value-type="float">
            <text:p>0.3002112028</text:p>
          </table:table-cell>
          <table:table-cell table:formula="of:=[$Summary.H83]" office:value-type="float" office:value="0.2447663842" calcext:value-type="float">
            <text:p>0.2447663842</text:p>
          </table:table-cell>
          <table:table-cell table:formula="of:=[$Summary.H85]" office:value-type="float" office:value="0.583316399" calcext:value-type="float">
            <text:p>0.583316399</text:p>
          </table:table-cell>
          <table:table-cell table:formula="of:=[$Summary.H87]" office:value-type="float" office:value="4.4711799488" calcext:value-type="float">
            <text:p>4.4711799488</text:p>
          </table:table-cell>
          <table:table-cell/>
        </table:table-row>
      </table:table>
      <table:named-expressions/>
      <table:database-ranges>
        <table:database-range table:name="__Anonymous_Sheet_DB__0" table:target-range-address="Summary.A1:Summary.H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9:01:05.65587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1T10:35:05.102013445</dc:date>
    <meta:editing-duration>PT21H38M3S</meta:editing-duration>
    <meta:editing-cycles>24</meta:editing-cycles>
    <meta:document-statistic meta:table-count="8" meta:cell-count="110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Load.A1:Load.F10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series chart:attached-axis="primary-y" chart:style-name="ch16" chart:values-cell-range-address="Load.B8:Load.F8" chart:label-cell-address="Load.A8:Load.A8" chart:class="chart:line">
            <chart:data-point chart:repeated="5"/>
          </chart:series>
          <chart:series chart:attached-axis="primary-y" chart:style-name="ch17" chart:values-cell-range-address="Load.B9:Load.F9" chart:label-cell-address="Load.A9:Load.A9" chart:class="chart:line">
            <chart:data-point chart:repeated="5"/>
          </chart:series>
          <chart:series chart:attached-axis="primary-y" chart:style-name="ch18" chart:values-cell-range-address="Load.B10:Load.F10" chart:label-cell-address="Load.A10:Loa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F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  <table:table-cell office:value-type="string">
                <text:p>'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493726">
                <text:p>0.0000493726</text:p>
                <draw:g>
                  <svg:desc>Load.B2:Load.F2</svg:desc>
                </draw:g>
              </table:table-cell>
              <table:table-cell office:value-type="float" office:value="0.0001757466">
                <text:p>0.0001757466</text:p>
              </table:table-cell>
              <table:table-cell office:value-type="float" office:value="0.0011288194">
                <text:p>0.0011288194</text:p>
              </table:table-cell>
              <table:table-cell office:value-type="float" office:value="0.0091547562">
                <text:p>0.0091547562</text:p>
              </table:table-cell>
              <table:table-cell office:value-type="float" office:value="0.0790990382">
                <text:p>0.0790990382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25753972">
                <text:p>0.0025753972</text:p>
                <draw:g>
                  <svg:desc>Load.B3:Load.F3</svg:desc>
                </draw:g>
              </table:table-cell>
              <table:table-cell office:value-type="float" office:value="0.0008442468">
                <text:p>0.0008442468</text:p>
              </table:table-cell>
              <table:table-cell office:value-type="float" office:value="0.0076406014">
                <text:p>0.0076406014</text:p>
              </table:table-cell>
              <table:table-cell office:value-type="float" office:value="0.1001542056">
                <text:p>0.1001542056</text:p>
              </table:table-cell>
              <table:table-cell office:value-type="float" office:value="2.2588461222">
                <text:p>2.2588461222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0214938">
                <text:p>0.000214938</text:p>
                <draw:g>
                  <svg:desc>Load.B4:Load.F4</svg:desc>
                </draw:g>
              </table:table-cell>
              <table:table-cell office:value-type="float" office:value="0.0032156406">
                <text:p>0.0032156406</text:p>
              </table:table-cell>
              <table:table-cell office:value-type="float" office:value="0.007333351">
                <text:p>0.007333351</text:p>
              </table:table-cell>
              <table:table-cell office:value-type="float" office:value="0.0961064902">
                <text:p>0.0961064902</text:p>
              </table:table-cell>
              <table:table-cell office:value-type="float" office:value="2.5411148944">
                <text:p>2.5411148944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087410258">
                <text:p>0.0087410258</text:p>
                <draw:g>
                  <svg:desc>Load.B5:Load.F5</svg:desc>
                </draw:g>
              </table:table-cell>
              <table:table-cell office:value-type="float" office:value="0.0129294958">
                <text:p>0.0129294958</text:p>
              </table:table-cell>
              <table:table-cell office:value-type="float" office:value="0.153077796">
                <text:p>0.153077796</text:p>
              </table:table-cell>
              <table:table-cell office:value-type="float" office:value="1.0147073906">
                <text:p>1.0147073906</text:p>
              </table:table-cell>
              <table:table-cell office:value-type="float" office:value="13.5571888504">
                <text:p>13.5571888504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008963176">
                <text:p>0.0008963176</text:p>
                <draw:g>
                  <svg:desc>Load.B6:Load.F6</svg:desc>
                </draw:g>
              </table:table-cell>
              <table:table-cell office:value-type="float" office:value="0.0031938456">
                <text:p>0.0031938456</text:p>
              </table:table-cell>
              <table:table-cell office:value-type="float" office:value="0.0159273666">
                <text:p>0.0159273666</text:p>
              </table:table-cell>
              <table:table-cell office:value-type="float" office:value="0.160449986">
                <text:p>0.160449986</text:p>
              </table:table-cell>
              <table:table-cell office:value-type="float" office:value="8.5191752136">
                <text:p>8.5191752136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54094908">
                <text:p>0.0054094908</text:p>
                <draw:g>
                  <svg:desc>Load.B7:Load.F7</svg:desc>
                </draw:g>
              </table:table-cell>
              <table:table-cell office:value-type="float" office:value="0.003797292">
                <text:p>0.003797292</text:p>
              </table:table-cell>
              <table:table-cell office:value-type="float" office:value="0.0322859974">
                <text:p>0.0322859974</text:p>
              </table:table-cell>
              <table:table-cell office:value-type="float" office:value="0.3056456692">
                <text:p>0.3056456692</text:p>
              </table:table-cell>
              <table:table-cell office:value-type="float" office:value="2.475712551">
                <text:p>2.475712551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42508">
                <text:p>0.0000242508</text:p>
                <draw:g>
                  <svg:desc>Load.B8:Load.F8</svg:desc>
                </draw:g>
              </table:table-cell>
              <table:table-cell office:value-type="float" office:value="0.0001810908">
                <text:p>0.0001810908</text:p>
              </table:table-cell>
              <table:table-cell office:value-type="float" office:value="0.003940109">
                <text:p>0.003940109</text:p>
              </table:table-cell>
              <table:table-cell office:value-type="float" office:value="0.0072639394">
                <text:p>0.0072639394</text:p>
              </table:table-cell>
              <table:table-cell office:value-type="float" office:value="0.0828766348">
                <text:p>0.0828766348</text:p>
              </table:table-cell>
            </table:table-row>
            <table:table-row>
              <table:table-cell office:value-type="string">
                <text:p>'NaturalBloofi'</text:p>
                <draw:g>
                  <svg:desc>Load.A9:Load.A9</svg:desc>
                </draw:g>
              </table:table-cell>
              <table:table-cell office:value-type="float" office:value="0.2291342266">
                <text:p>0.2291342266</text:p>
                <draw:g>
                  <svg:desc>Load.B9:Load.F9</svg:desc>
                </draw:g>
              </table:table-cell>
              <table:table-cell office:value-type="float" office:value="1.8008197406">
                <text:p>1.8008197406</text:p>
              </table:table-cell>
              <table:table-cell office:value-type="float" office:value="44.5276085834">
                <text:p>44.5276085834</text:p>
              </table:table-cell>
              <table:table-cell office:value-type="float" office:value="1992.1948306198">
                <text:p>1992.1948306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Load.A10:Load.A10</svg:desc>
                </draw:g>
              </table:table-cell>
              <table:table-cell office:value-type="float" office:value="0.0513983226">
                <text:p>0.0513983226</text:p>
                <draw:g>
                  <svg:desc>Load.B10:Load.F10</svg:desc>
                </draw:g>
              </table:table-cell>
              <table:table-cell office:value-type="float" office:value="0.4761053784">
                <text:p>0.4761053784</text:p>
              </table:table-cell>
              <table:table-cell office:value-type="float" office:value="29.8646566046">
                <text:p>29.8646566046</text:p>
              </table:table-cell>
              <table:table-cell office:value-type="float" office:value="839.493619161">
                <text:p>839.4936191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Complete.A1:Query_Complete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Query_Complete.B1:Query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F2" chart:label-cell-address="Query_Complete.A2:Query_Complete.A2" chart:class="chart:line">
            <chart:data-point chart:repeated="5"/>
          </chart:series>
          <chart:series chart:attached-axis="primary-y" chart:style-name="ch11" chart:values-cell-range-address="Query_Complete.B3:Query_Complete.F3" chart:label-cell-address="Query_Complete.A3:Query_Complete.A3" chart:class="chart:line">
            <chart:data-point chart:repeated="5"/>
          </chart:series>
          <chart:series chart:attached-axis="primary-y" chart:style-name="ch12" chart:values-cell-range-address="Query_Complete.B4:Query_Complete.F4" chart:label-cell-address="Query_Complete.A4:Query_Complete.A4" chart:class="chart:line">
            <chart:data-point chart:repeated="5"/>
          </chart:series>
          <chart:series chart:attached-axis="primary-y" chart:style-name="ch13" chart:values-cell-range-address="Query_Complete.B5:Query_Complete.F5" chart:label-cell-address="Query_Complete.A5:Query_Complete.A5" chart:class="chart:line">
            <chart:data-point chart:repeated="5"/>
          </chart:series>
          <chart:series chart:attached-axis="primary-y" chart:style-name="ch14" chart:values-cell-range-address="Query_Complete.B6:Query_Complete.F6" chart:label-cell-address="Query_Complete.A6:Query_Complete.A6" chart:class="chart:line">
            <chart:data-point chart:repeated="5"/>
          </chart:series>
          <chart:series chart:attached-axis="primary-y" chart:style-name="ch15" chart:values-cell-range-address="Query_Complete.B7:Query_Complete.F7" chart:label-cell-address="Query_Complete.A7:Query_Complete.A7" chart:class="chart:line">
            <chart:data-point chart:repeated="5"/>
          </chart:series>
          <chart:series chart:attached-axis="primary-y" chart:style-name="ch16" chart:values-cell-range-address="Query_Complete.B8:Query_Complete.F8" chart:label-cell-address="Query_Complete.A8:Query_Complete.A8" chart:class="chart:line">
            <chart:data-point chart:repeated="5"/>
          </chart:series>
          <chart:series chart:attached-axis="primary-y" chart:style-name="ch17" chart:values-cell-range-address="Query_Complete.B9:Query_Complete.F9" chart:label-cell-address="Query_Complete.A9:Query_Complete.A9" chart:class="chart:line">
            <chart:data-point chart:repeated="5"/>
          </chart:series>
          <chart:series chart:attached-axis="primary-y" chart:style-name="ch18" chart:values-cell-range-address="Query_Complete.B10:Query_Complete.F10" chart:label-cell-address="Query_Complete.A10:Query_Complete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Complete.B1:Query_Complete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058024514">
                <text:p>0.0058024514</text:p>
                <draw:g>
                  <svg:desc>Query_Complete.B2:Query_Complete.F2</svg:desc>
                </draw:g>
              </table:table-cell>
              <table:table-cell office:value-type="float" office:value="0.0063707162">
                <text:p>0.0063707162</text:p>
              </table:table-cell>
              <table:table-cell office:value-type="float" office:value="0.040338469">
                <text:p>0.040338469</text:p>
              </table:table-cell>
              <table:table-cell office:value-type="float" office:value="0.4581959814">
                <text:p>0.4581959814</text:p>
              </table:table-cell>
              <table:table-cell office:value-type="float" office:value="8.1150478492">
                <text:p>8.1150478492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0043950824">
                <text:p>0.0043950824</text:p>
                <draw:g>
                  <svg:desc>Query_Complete.B3:Query_Complete.F3</svg:desc>
                </draw:g>
              </table:table-cell>
              <table:table-cell office:value-type="float" office:value="0.0015090104">
                <text:p>0.0015090104</text:p>
              </table:table-cell>
              <table:table-cell office:value-type="float" office:value="0.0106364112">
                <text:p>0.0106364112</text:p>
              </table:table-cell>
              <table:table-cell office:value-type="float" office:value="0.077042493">
                <text:p>0.077042493</text:p>
              </table:table-cell>
              <table:table-cell office:value-type="float" office:value="0.4195560254">
                <text:p>0.4195560254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008069948">
                <text:p>0.0008069948</text:p>
                <draw:g>
                  <svg:desc>Query_Complete.B4:Query_Complete.F4</svg:desc>
                </draw:g>
              </table:table-cell>
              <table:table-cell office:value-type="float" office:value="0.0030387624">
                <text:p>0.0030387624</text:p>
              </table:table-cell>
              <table:table-cell office:value-type="float" office:value="0.0142867064">
                <text:p>0.0142867064</text:p>
              </table:table-cell>
              <table:table-cell office:value-type="float" office:value="0.0725421516">
                <text:p>0.0725421516</text:p>
              </table:table-cell>
              <table:table-cell office:value-type="float" office:value="0.3927082748">
                <text:p>0.3927082748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68346932">
                <text:p>0.0068346932</text:p>
                <draw:g>
                  <svg:desc>Query_Complete.B5:Query_Complete.F5</svg:desc>
                </draw:g>
              </table:table-cell>
              <table:table-cell office:value-type="float" office:value="0.0121725052">
                <text:p>0.0121725052</text:p>
              </table:table-cell>
              <table:table-cell office:value-type="float" office:value="0.0966364806">
                <text:p>0.0966364806</text:p>
              </table:table-cell>
              <table:table-cell office:value-type="float" office:value="1.0089702712">
                <text:p>1.0089702712</text:p>
              </table:table-cell>
              <table:table-cell office:value-type="float" office:value="21.221908905">
                <text:p>21.221908905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45598972">
                <text:p>0.0045598972</text:p>
                <draw:g>
                  <svg:desc>Query_Complete.B6:Query_Complete.F6</svg:desc>
                </draw:g>
              </table:table-cell>
              <table:table-cell office:value-type="float" office:value="0.0138151266">
                <text:p>0.0138151266</text:p>
              </table:table-cell>
              <table:table-cell office:value-type="float" office:value="0.0321952548">
                <text:p>0.0321952548</text:p>
              </table:table-cell>
              <table:table-cell office:value-type="float" office:value="0.2417990852">
                <text:p>0.2417990852</text:p>
              </table:table-cell>
              <table:table-cell office:value-type="float" office:value="5.4249863202">
                <text:p>5.4249863202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37453282">
                <text:p>0.037453282</text:p>
                <draw:g>
                  <svg:desc>Query_Complete.B7:Query_Complete.F7</svg:desc>
                </draw:g>
              </table:table-cell>
              <table:table-cell office:value-type="float" office:value="0.0123326774">
                <text:p>0.0123326774</text:p>
              </table:table-cell>
              <table:table-cell office:value-type="float" office:value="0.1246176062">
                <text:p>0.1246176062</text:p>
              </table:table-cell>
              <table:table-cell office:value-type="float" office:value="1.596311342">
                <text:p>1.596311342</text:p>
              </table:table-cell>
              <table:table-cell office:value-type="float" office:value="30.0421809262">
                <text:p>30.0421809262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053169806">
                <text:p>0.0053169806</text:p>
                <draw:g>
                  <svg:desc>Query_Complete.B8:Query_Complete.F8</svg:desc>
                </draw:g>
              </table:table-cell>
              <table:table-cell office:value-type="float" office:value="0.007794107">
                <text:p>0.007794107</text:p>
              </table:table-cell>
              <table:table-cell office:value-type="float" office:value="0.1324978286">
                <text:p>0.1324978286</text:p>
              </table:table-cell>
              <table:table-cell office:value-type="float" office:value="0.6619382632">
                <text:p>0.6619382632</text:p>
              </table:table-cell>
              <table:table-cell office:value-type="float" office:value="11.0642550704">
                <text:p>11.0642550704</text:p>
              </table:table-cell>
            </table:table-row>
            <table:table-row>
              <table:table-cell office:value-type="string">
                <text:p>'NaturalBloofi'</text:p>
                <draw:g>
                  <svg:desc>Query_Complete.A9:Query_Complete.A9</svg:desc>
                </draw:g>
              </table:table-cell>
              <table:table-cell office:value-type="float" office:value="0.6144398922">
                <text:p>0.6144398922</text:p>
                <draw:g>
                  <svg:desc>Query_Complete.B9:Query_Complete.F9</svg:desc>
                </draw:g>
              </table:table-cell>
              <table:table-cell office:value-type="float" office:value="0.5508513838">
                <text:p>0.5508513838</text:p>
              </table:table-cell>
              <table:table-cell office:value-type="float" office:value="0.7313544458">
                <text:p>0.7313544458</text:p>
              </table:table-cell>
              <table:table-cell office:value-type="float" office:value="2.1466312276">
                <text:p>2.146631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Complete.A10:Query_Complete.A10</svg:desc>
                </draw:g>
              </table:table-cell>
              <table:table-cell office:value-type="float" office:value="0.5401644966">
                <text:p>0.5401644966</text:p>
                <draw:g>
                  <svg:desc>Query_Complete.B10:Query_Complete.F10</svg:desc>
                </draw:g>
              </table:table-cell>
              <table:table-cell office:value-type="float" office:value="0.5415223524">
                <text:p>0.5415223524</text:p>
              </table:table-cell>
              <table:table-cell office:value-type="float" office:value="0.9190993506">
                <text:p>0.9190993506</text:p>
              </table:table-cell>
              <table:table-cell office:value-type="float" office:value="5.7245459914">
                <text:p>5.72454599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HighCard.A1:Query_HighCard.F10" chart:data-source-has-labels="both" svg:x="0.045cm" svg:y="0.21cm" svg:width="13.22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847cm" svg:y="9.256cm" chart:style-name="ch5">
              <text:p>N of Filters</text:p>
            </chart:title>
            <chart:categories table:cell-range-address="Query_HighCard.B1:Query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HighCard.B2:Query_HighCard.F2" chart:label-cell-address="Query_HighCard.A2:Query_HighCard.A2" chart:class="chart:line">
            <chart:data-point chart:repeated="5"/>
          </chart:series>
          <chart:series chart:attached-axis="primary-y" chart:style-name="ch11" chart:values-cell-range-address="Query_HighCard.B3:Query_HighCard.F3" chart:label-cell-address="Query_HighCard.A3:Query_HighCard.A3" chart:class="chart:line">
            <chart:data-point chart:repeated="5"/>
          </chart:series>
          <chart:series chart:attached-axis="primary-y" chart:style-name="ch12" chart:values-cell-range-address="Query_HighCard.B4:Query_HighCard.F4" chart:label-cell-address="Query_HighCard.A4:Query_HighCard.A4" chart:class="chart:line">
            <chart:data-point chart:repeated="5"/>
          </chart:series>
          <chart:series chart:attached-axis="primary-y" chart:style-name="ch13" chart:values-cell-range-address="Query_HighCard.B5:Query_HighCard.F5" chart:label-cell-address="Query_HighCard.A5:Query_HighCard.A5" chart:class="chart:line">
            <chart:data-point chart:repeated="5"/>
          </chart:series>
          <chart:series chart:attached-axis="primary-y" chart:style-name="ch14" chart:values-cell-range-address="Query_HighCard.B6:Query_HighCard.F6" chart:label-cell-address="Query_HighCard.A6:Query_HighCard.A6" chart:class="chart:line">
            <chart:data-point chart:repeated="5"/>
          </chart:series>
          <chart:series chart:attached-axis="primary-y" chart:style-name="ch15" chart:values-cell-range-address="Query_HighCard.B7:Query_HighCard.F7" chart:label-cell-address="Query_HighCard.A7:Query_HighCard.A7" chart:class="chart:line">
            <chart:data-point chart:repeated="5"/>
          </chart:series>
          <chart:series chart:attached-axis="primary-y" chart:style-name="ch16" chart:values-cell-range-address="Query_HighCard.B8:Query_HighCard.F8" chart:label-cell-address="Query_HighCard.A8:Query_HighCard.A8" chart:class="chart:line">
            <chart:data-point chart:repeated="5"/>
          </chart:series>
          <chart:series chart:attached-axis="primary-y" chart:style-name="ch17" chart:values-cell-range-address="Query_HighCard.B9:Query_HighCard.F9" chart:label-cell-address="Query_HighCard.A9:Query_HighCard.A9" chart:class="chart:line">
            <chart:data-point chart:repeated="5"/>
          </chart:series>
          <chart:series chart:attached-axis="primary-y" chart:style-name="ch18" chart:values-cell-range-address="Query_HighCard.B10:Query_HighCard.F10" chart:label-cell-address="Query_HighCard.A10:Query_High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HighCard.B1:Query_High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HighCard.A2:Query_HighCard.A2</svg:desc>
                </draw:g>
              </table:table-cell>
              <table:table-cell office:value-type="float" office:value="0.0014111">
                <text:p>0.0014111</text:p>
                <draw:g>
                  <svg:desc>Query_HighCard.B2:Query_HighCard.F2</svg:desc>
                </draw:g>
              </table:table-cell>
              <table:table-cell office:value-type="float" office:value="0.0046857558">
                <text:p>0.0046857558</text:p>
              </table:table-cell>
              <table:table-cell office:value-type="float" office:value="0.069276848">
                <text:p>0.069276848</text:p>
              </table:table-cell>
              <table:table-cell office:value-type="float" office:value="0.546503857">
                <text:p>0.546503857</text:p>
              </table:table-cell>
              <table:table-cell office:value-type="float" office:value="9.1036609754">
                <text:p>9.1036609754</text:p>
              </table:table-cell>
            </table:table-row>
            <table:table-row>
              <table:table-cell office:value-type="string">
                <text:p>'BF-Trie4'</text:p>
                <draw:g>
                  <svg:desc>Query_HighCard.A3:Query_HighCard.A3</svg:desc>
                </draw:g>
              </table:table-cell>
              <table:table-cell office:value-type="float" office:value="0.0125497126">
                <text:p>0.0125497126</text:p>
                <draw:g>
                  <svg:desc>Query_HighCard.B3:Query_HighCard.F3</svg:desc>
                </draw:g>
              </table:table-cell>
              <table:table-cell office:value-type="float" office:value="0.0334933682">
                <text:p>0.0334933682</text:p>
              </table:table-cell>
              <table:table-cell office:value-type="float" office:value="0.362841932">
                <text:p>0.362841932</text:p>
              </table:table-cell>
              <table:table-cell office:value-type="float" office:value="3.556110287">
                <text:p>3.556110287</text:p>
              </table:table-cell>
              <table:table-cell office:value-type="float" office:value="19.470539481">
                <text:p>19.470539481</text:p>
              </table:table-cell>
            </table:table-row>
            <table:table-row>
              <table:table-cell office:value-type="string">
                <text:p>'BF-Trie8'</text:p>
                <draw:g>
                  <svg:desc>Query_HighCard.A4:Query_HighCard.A4</svg:desc>
                </draw:g>
              </table:table-cell>
              <table:table-cell office:value-type="float" office:value="0.0063615094">
                <text:p>0.0063615094</text:p>
                <draw:g>
                  <svg:desc>Query_HighCard.B4:Query_HighCard.F4</svg:desc>
                </draw:g>
              </table:table-cell>
              <table:table-cell office:value-type="float" office:value="0.047678332">
                <text:p>0.047678332</text:p>
              </table:table-cell>
              <table:table-cell office:value-type="float" office:value="0.3657167246">
                <text:p>0.3657167246</text:p>
              </table:table-cell>
              <table:table-cell office:value-type="float" office:value="3.4552830166">
                <text:p>3.4552830166</text:p>
              </table:table-cell>
              <table:table-cell office:value-type="float" office:value="19.4004632832">
                <text:p>19.4004632832</text:p>
              </table:table-cell>
            </table:table-row>
            <table:table-row>
              <table:table-cell office:value-type="string">
                <text:p>'Bloofi'</text:p>
                <draw:g>
                  <svg:desc>Query_HighCard.A5:Query_HighCard.A5</svg:desc>
                </draw:g>
              </table:table-cell>
              <table:table-cell office:value-type="float" office:value="0.0052408324">
                <text:p>0.0052408324</text:p>
                <draw:g>
                  <svg:desc>Query_HighCard.B5:Query_HighCard.F5</svg:desc>
                </draw:g>
              </table:table-cell>
              <table:table-cell office:value-type="float" office:value="0.0120901836">
                <text:p>0.0120901836</text:p>
              </table:table-cell>
              <table:table-cell office:value-type="float" office:value="0.1297004228">
                <text:p>0.1297004228</text:p>
              </table:table-cell>
              <table:table-cell office:value-type="float" office:value="1.6481601358">
                <text:p>1.6481601358</text:p>
              </table:table-cell>
              <table:table-cell office:value-type="float" office:value="29.4139515328">
                <text:p>29.4139515328</text:p>
              </table:table-cell>
            </table:table-row>
            <table:table-row>
              <table:table-cell office:value-type="string">
                <text:p>'FlatBloofi'</text:p>
                <draw:g>
                  <svg:desc>Query_HighCard.A6:Query_HighCard.A6</svg:desc>
                </draw:g>
              </table:table-cell>
              <table:table-cell office:value-type="float" office:value="0.0073187958">
                <text:p>0.0073187958</text:p>
                <draw:g>
                  <svg:desc>Query_HighCard.B6:Query_HighCard.F6</svg:desc>
                </draw:g>
              </table:table-cell>
              <table:table-cell office:value-type="float" office:value="0.0129786048">
                <text:p>0.0129786048</text:p>
              </table:table-cell>
              <table:table-cell office:value-type="float" office:value="0.0833519568">
                <text:p>0.0833519568</text:p>
              </table:table-cell>
              <table:table-cell office:value-type="float" office:value="1.0841335646">
                <text:p>1.0841335646</text:p>
              </table:table-cell>
              <table:table-cell office:value-type="float" office:value="7.15075713">
                <text:p>7.15075713</text:p>
              </table:table-cell>
            </table:table-row>
            <table:table-row>
              <table:table-cell office:value-type="string">
                <text:p>'Hamming'</text:p>
                <draw:g>
                  <svg:desc>Query_HighCard.A7:Query_HighCard.A7</svg:desc>
                </draw:g>
              </table:table-cell>
              <table:table-cell office:value-type="float" office:value="0.0624745252">
                <text:p>0.0624745252</text:p>
                <draw:g>
                  <svg:desc>Query_HighCard.B7:Query_HighCard.F7</svg:desc>
                </draw:g>
              </table:table-cell>
              <table:table-cell office:value-type="float" office:value="0.064256719">
                <text:p>0.064256719</text:p>
              </table:table-cell>
              <table:table-cell office:value-type="float" office:value="0.3757285886">
                <text:p>0.3757285886</text:p>
              </table:table-cell>
              <table:table-cell office:value-type="float" office:value="5.9266987262">
                <text:p>5.9266987262</text:p>
              </table:table-cell>
              <table:table-cell office:value-type="float" office:value="56.9616120894">
                <text:p>56.9616120894</text:p>
              </table:table-cell>
            </table:table-row>
            <table:table-row>
              <table:table-cell office:value-type="string">
                <text:p>'List'</text:p>
                <draw:g>
                  <svg:desc>Query_HighCard.A8:Query_HighCard.A8</svg:desc>
                </draw:g>
              </table:table-cell>
              <table:table-cell office:value-type="float" office:value="0.0016132488">
                <text:p>0.0016132488</text:p>
                <draw:g>
                  <svg:desc>Query_HighCard.B8:Query_HighCard.F8</svg:desc>
                </draw:g>
              </table:table-cell>
              <table:table-cell office:value-type="float" office:value="0.0082395668">
                <text:p>0.0082395668</text:p>
              </table:table-cell>
              <table:table-cell office:value-type="float" office:value="0.101419617">
                <text:p>0.101419617</text:p>
              </table:table-cell>
              <table:table-cell office:value-type="float" office:value="0.7526505978">
                <text:p>0.7526505978</text:p>
              </table:table-cell>
              <table:table-cell office:value-type="float" office:value="11.5068991146">
                <text:p>11.5068991146</text:p>
              </table:table-cell>
            </table:table-row>
            <table:table-row>
              <table:table-cell office:value-type="string">
                <text:p>'NaturalBloofi'</text:p>
                <draw:g>
                  <svg:desc>Query_HighCard.A9:Query_HighCard.A9</svg:desc>
                </draw:g>
              </table:table-cell>
              <table:table-cell office:value-type="float" office:value="0.231384488">
                <text:p>0.231384488</text:p>
                <draw:g>
                  <svg:desc>Query_HighCard.B9:Query_HighCard.F9</svg:desc>
                </draw:g>
              </table:table-cell>
              <table:table-cell office:value-type="float" office:value="0.2304766452">
                <text:p>0.2304766452</text:p>
              </table:table-cell>
              <table:table-cell office:value-type="float" office:value="0.4892473938">
                <text:p>0.4892473938</text:p>
              </table:table-cell>
              <table:table-cell office:value-type="float" office:value="4.0543085004">
                <text:p>4.0543085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HighCard.A10:Query_HighCard.A10</svg:desc>
                </draw:g>
              </table:table-cell>
              <table:table-cell office:value-type="float" office:value="0.2201857046">
                <text:p>0.2201857046</text:p>
                <draw:g>
                  <svg:desc>Query_HighCard.B10:Query_HighCard.F10</svg:desc>
                </draw:g>
              </table:table-cell>
              <table:table-cell office:value-type="float" office:value="0.2203919022">
                <text:p>0.2203919022</text:p>
              </table:table-cell>
              <table:table-cell office:value-type="float" office:value="0.4510589568">
                <text:p>0.4510589568</text:p>
              </table:table-cell>
              <table:table-cell office:value-type="float" office:value="3.2420965668">
                <text:p>3.24209656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LowCard.A1:Query_Low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Query_LowCard.B1:Query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LowCard.B2:Query_LowCard.F2" chart:label-cell-address="Query_LowCard.A2:Query_LowCard.A2" chart:class="chart:line">
            <chart:data-point chart:repeated="5"/>
          </chart:series>
          <chart:series chart:attached-axis="primary-y" chart:style-name="ch11" chart:values-cell-range-address="Query_LowCard.B3:Query_LowCard.F3" chart:label-cell-address="Query_LowCard.A3:Query_LowCard.A3" chart:class="chart:line">
            <chart:data-point chart:repeated="5"/>
          </chart:series>
          <chart:series chart:attached-axis="primary-y" chart:style-name="ch12" chart:values-cell-range-address="Query_LowCard.B4:Query_LowCard.F4" chart:label-cell-address="Query_LowCard.A4:Query_LowCard.A4" chart:class="chart:line">
            <chart:data-point chart:repeated="5"/>
          </chart:series>
          <chart:series chart:attached-axis="primary-y" chart:style-name="ch13" chart:values-cell-range-address="Query_LowCard.B5:Query_LowCard.F5" chart:label-cell-address="Query_LowCard.A5:Query_LowCard.A5" chart:class="chart:line">
            <chart:data-point chart:repeated="5"/>
          </chart:series>
          <chart:series chart:attached-axis="primary-y" chart:style-name="ch14" chart:values-cell-range-address="Query_LowCard.B6:Query_LowCard.F6" chart:label-cell-address="Query_LowCard.A6:Query_LowCard.A6" chart:class="chart:line">
            <chart:data-point chart:repeated="5"/>
          </chart:series>
          <chart:series chart:attached-axis="primary-y" chart:style-name="ch15" chart:values-cell-range-address="Query_LowCard.B7:Query_LowCard.F7" chart:label-cell-address="Query_LowCard.A7:Query_LowCard.A7" chart:class="chart:line">
            <chart:data-point chart:repeated="5"/>
          </chart:series>
          <chart:series chart:attached-axis="primary-y" chart:style-name="ch16" chart:values-cell-range-address="Query_LowCard.B8:Query_LowCard.F8" chart:label-cell-address="Query_LowCard.A8:Query_LowCard.A8" chart:class="chart:line">
            <chart:data-point chart:repeated="5"/>
          </chart:series>
          <chart:series chart:attached-axis="primary-y" chart:style-name="ch17" chart:values-cell-range-address="Query_LowCard.B9:Query_LowCard.F9" chart:label-cell-address="Query_LowCard.A9:Query_LowCard.A9" chart:class="chart:line">
            <chart:data-point chart:repeated="5"/>
          </chart:series>
          <chart:series chart:attached-axis="primary-y" chart:style-name="ch18" chart:values-cell-range-address="Query_LowCard.B10:Query_LowCard.F10" chart:label-cell-address="Query_LowCard.A10:Query_Low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LowCard.B1:Query_Low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LowCard.A2:Query_LowCard.A2</svg:desc>
                </draw:g>
              </table:table-cell>
              <table:table-cell office:value-type="float" office:value="0.0014749206">
                <text:p>0.0014749206</text:p>
                <draw:g>
                  <svg:desc>Query_LowCard.B2:Query_LowCard.F2</svg:desc>
                </draw:g>
              </table:table-cell>
              <table:table-cell office:value-type="float" office:value="0.0052533748">
                <text:p>0.0052533748</text:p>
              </table:table-cell>
              <table:table-cell office:value-type="float" office:value="0.0657317094">
                <text:p>0.0657317094</text:p>
              </table:table-cell>
              <table:table-cell office:value-type="float" office:value="0.9789828234">
                <text:p>0.9789828234</text:p>
              </table:table-cell>
              <table:table-cell office:value-type="float" office:value="12.6545184282">
                <text:p>12.6545184282</text:p>
              </table:table-cell>
            </table:table-row>
            <table:table-row>
              <table:table-cell office:value-type="string">
                <text:p>'BF-Trie4'</text:p>
                <draw:g>
                  <svg:desc>Query_LowCard.A3:Query_LowCard.A3</svg:desc>
                </draw:g>
              </table:table-cell>
              <table:table-cell office:value-type="float" office:value="0.0103467882">
                <text:p>0.0103467882</text:p>
                <draw:g>
                  <svg:desc>Query_LowCard.B3:Query_LowCard.F3</svg:desc>
                </draw:g>
              </table:table-cell>
              <table:table-cell office:value-type="float" office:value="0.050996448">
                <text:p>0.050996448</text:p>
              </table:table-cell>
              <table:table-cell office:value-type="float" office:value="0.6359193592">
                <text:p>0.6359193592</text:p>
              </table:table-cell>
              <table:table-cell office:value-type="float" office:value="7.7420886064">
                <text:p>7.7420886064</text:p>
              </table:table-cell>
              <table:table-cell office:value-type="float" office:value="72.4630276958">
                <text:p>72.4630276958</text:p>
              </table:table-cell>
            </table:table-row>
            <table:table-row>
              <table:table-cell office:value-type="string">
                <text:p>'BF-Trie8'</text:p>
                <draw:g>
                  <svg:desc>Query_LowCard.A4:Query_LowCard.A4</svg:desc>
                </draw:g>
              </table:table-cell>
              <table:table-cell office:value-type="float" office:value="0.005793281">
                <text:p>0.005793281</text:p>
                <draw:g>
                  <svg:desc>Query_LowCard.B4:Query_LowCard.F4</svg:desc>
                </draw:g>
              </table:table-cell>
              <table:table-cell office:value-type="float" office:value="0.0696410678">
                <text:p>0.0696410678</text:p>
              </table:table-cell>
              <table:table-cell office:value-type="float" office:value="0.6719020558">
                <text:p>0.6719020558</text:p>
              </table:table-cell>
              <table:table-cell office:value-type="float" office:value="8.8293403714">
                <text:p>8.8293403714</text:p>
              </table:table-cell>
              <table:table-cell office:value-type="float" office:value="69.4809831884">
                <text:p>69.4809831884</text:p>
              </table:table-cell>
            </table:table-row>
            <table:table-row>
              <table:table-cell office:value-type="string">
                <text:p>'Bloofi'</text:p>
                <draw:g>
                  <svg:desc>Query_LowCard.A5:Query_LowCard.A5</svg:desc>
                </draw:g>
              </table:table-cell>
              <table:table-cell office:value-type="float" office:value="0.003517354">
                <text:p>0.003517354</text:p>
                <draw:g>
                  <svg:desc>Query_LowCard.B5:Query_LowCard.F5</svg:desc>
                </draw:g>
              </table:table-cell>
              <table:table-cell office:value-type="float" office:value="0.011092143">
                <text:p>0.011092143</text:p>
              </table:table-cell>
              <table:table-cell office:value-type="float" office:value="0.1405980986">
                <text:p>0.1405980986</text:p>
              </table:table-cell>
              <table:table-cell office:value-type="float" office:value="2.5265092088">
                <text:p>2.5265092088</text:p>
              </table:table-cell>
              <table:table-cell office:value-type="float" office:value="34.8751562004">
                <text:p>34.8751562004</text:p>
              </table:table-cell>
            </table:table-row>
            <table:table-row>
              <table:table-cell office:value-type="string">
                <text:p>'FlatBloofi'</text:p>
                <draw:g>
                  <svg:desc>Query_LowCard.A6:Query_LowCard.A6</svg:desc>
                </draw:g>
              </table:table-cell>
              <table:table-cell office:value-type="float" office:value="0.0094756148">
                <text:p>0.0094756148</text:p>
                <draw:g>
                  <svg:desc>Query_LowCard.B6:Query_LowCard.F6</svg:desc>
                </draw:g>
              </table:table-cell>
              <table:table-cell office:value-type="float" office:value="0.0329615278">
                <text:p>0.0329615278</text:p>
              </table:table-cell>
              <table:table-cell office:value-type="float" office:value="0.3385795904">
                <text:p>0.3385795904</text:p>
              </table:table-cell>
              <table:table-cell office:value-type="float" office:value="5.3927094478">
                <text:p>5.3927094478</text:p>
              </table:table-cell>
              <table:table-cell office:value-type="float" office:value="61.1472892054">
                <text:p>61.1472892054</text:p>
              </table:table-cell>
            </table:table-row>
            <table:table-row>
              <table:table-cell office:value-type="string">
                <text:p>'Hamming'</text:p>
                <draw:g>
                  <svg:desc>Query_LowCard.A7:Query_LowCard.A7</svg:desc>
                </draw:g>
              </table:table-cell>
              <table:table-cell office:value-type="float" office:value="0.040656491">
                <text:p>0.040656491</text:p>
                <draw:g>
                  <svg:desc>Query_LowCard.B7:Query_LowCard.F7</svg:desc>
                </draw:g>
              </table:table-cell>
              <table:table-cell office:value-type="float" office:value="0.0644705856">
                <text:p>0.0644705856</text:p>
              </table:table-cell>
              <table:table-cell office:value-type="float" office:value="0.6015666398">
                <text:p>0.6015666398</text:p>
              </table:table-cell>
              <table:table-cell office:value-type="float" office:value="5.6930811964">
                <text:p>5.6930811964</text:p>
              </table:table-cell>
              <table:table-cell office:value-type="float" office:value="59.9659004942">
                <text:p>59.9659004942</text:p>
              </table:table-cell>
            </table:table-row>
            <table:table-row>
              <table:table-cell office:value-type="string">
                <text:p>'List'</text:p>
                <draw:g>
                  <svg:desc>Query_LowCard.A8:Query_LowCard.A8</svg:desc>
                </draw:g>
              </table:table-cell>
              <table:table-cell office:value-type="float" office:value="0.000695709">
                <text:p>0.000695709</text:p>
                <draw:g>
                  <svg:desc>Query_LowCard.B8:Query_LowCard.F8</svg:desc>
                </draw:g>
              </table:table-cell>
              <table:table-cell office:value-type="float" office:value="0.0090394002">
                <text:p>0.0090394002</text:p>
              </table:table-cell>
              <table:table-cell office:value-type="float" office:value="0.1041444376">
                <text:p>0.1041444376</text:p>
              </table:table-cell>
              <table:table-cell office:value-type="float" office:value="1.1172161674">
                <text:p>1.1172161674</text:p>
              </table:table-cell>
              <table:table-cell office:value-type="float" office:value="15.4634133482">
                <text:p>15.4634133482</text:p>
              </table:table-cell>
            </table:table-row>
            <table:table-row>
              <table:table-cell office:value-type="string">
                <text:p>'NaturalBloofi'</text:p>
                <draw:g>
                  <svg:desc>Query_LowCard.A9:Query_LowCard.A9</svg:desc>
                </draw:g>
              </table:table-cell>
              <table:table-cell office:value-type="float" office:value="0.2282577736">
                <text:p>0.2282577736</text:p>
                <draw:g>
                  <svg:desc>Query_LowCard.B9:Query_LowCard.F9</svg:desc>
                </draw:g>
              </table:table-cell>
              <table:table-cell office:value-type="float" office:value="0.2350347544">
                <text:p>0.2350347544</text:p>
              </table:table-cell>
              <table:table-cell office:value-type="float" office:value="0.5564963044">
                <text:p>0.5564963044</text:p>
              </table:table-cell>
              <table:table-cell office:value-type="float" office:value="6.2043944678">
                <text:p>6.2043944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LowCard.A10:Query_LowCard.A10</svg:desc>
                </draw:g>
              </table:table-cell>
              <table:table-cell office:value-type="float" office:value="0.2247018666">
                <text:p>0.2247018666</text:p>
                <draw:g>
                  <svg:desc>Query_LowCard.B10:Query_LowCard.F10</svg:desc>
                </draw:g>
              </table:table-cell>
              <table:table-cell office:value-type="float" office:value="0.2310887008">
                <text:p>0.2310887008</text:p>
              </table:table-cell>
              <table:table-cell office:value-type="float" office:value="0.5058032078">
                <text:p>0.5058032078</text:p>
              </table:table-cell>
              <table:table-cell office:value-type="float" office:value="3.98349029">
                <text:p>3.983490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Complete.A1:Delete_Complete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Complete.B1:Delete_Complete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F2" chart:label-cell-address="Delete_Complete.A2:Delete_Complete.A2" chart:class="chart:line">
            <chart:data-point chart:repeated="5"/>
          </chart:series>
          <chart:series chart:attached-axis="primary-y" chart:style-name="ch11" chart:values-cell-range-address="Delete_Complete.B3:Delete_Complete.F3" chart:label-cell-address="Delete_Complete.A3:Delete_Complete.A3" chart:class="chart:line">
            <chart:data-point chart:repeated="5"/>
          </chart:series>
          <chart:series chart:attached-axis="primary-y" chart:style-name="ch12" chart:values-cell-range-address="Delete_Complete.B4:Delete_Complete.F4" chart:label-cell-address="Delete_Complete.A4:Delete_Complete.A4" chart:class="chart:line">
            <chart:data-point chart:repeated="5"/>
          </chart:series>
          <chart:series chart:attached-axis="primary-y" chart:style-name="ch13" chart:values-cell-range-address="Delete_Complete.B5:Delete_Complete.F5" chart:label-cell-address="Delete_Complete.A5:Delete_Complete.A5" chart:class="chart:line">
            <chart:data-point chart:repeated="5"/>
          </chart:series>
          <chart:series chart:attached-axis="primary-y" chart:style-name="ch14" chart:values-cell-range-address="Delete_Complete.B6:Delete_Complete.F6" chart:label-cell-address="Delete_Complete.A6:Delete_Complete.A6" chart:class="chart:line">
            <chart:data-point chart:repeated="5"/>
          </chart:series>
          <chart:series chart:attached-axis="primary-y" chart:style-name="ch15" chart:values-cell-range-address="Delete_Complete.B7:Delete_Complete.F7" chart:label-cell-address="Delete_Complete.A7:Delete_Complete.A7" chart:class="chart:line">
            <chart:data-point chart:repeated="5"/>
          </chart:series>
          <chart:series chart:attached-axis="primary-y" chart:style-name="ch16" chart:values-cell-range-address="Delete_Complete.B8:Delete_Complete.F8" chart:label-cell-address="Delete_Complete.A8:Delete_Complete.A8" chart:class="chart:line">
            <chart:data-point chart:repeated="5"/>
          </chart:series>
          <chart:series chart:attached-axis="primary-y" chart:style-name="ch17" chart:values-cell-range-address="Delete_Complete.B9:Delete_Complete.F9" chart:label-cell-address="Delete_Complete.A9:Delete_Complete.A9" chart:class="chart:line">
            <chart:data-point chart:repeated="5"/>
          </chart:series>
          <chart:series chart:attached-axis="primary-y" chart:style-name="ch18" chart:values-cell-range-address="Delete_Complete.B10:Delete_Complete.F10" chart:label-cell-address="Delete_Complete.A10:Delete_Complete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Complete.B1:Delete_Complete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08476115">
                <text:p>0.008476115</text:p>
                <draw:g>
                  <svg:desc>Delete_Complete.B2:Delete_Complete.F2</svg:desc>
                </draw:g>
              </table:table-cell>
              <table:table-cell office:value-type="float" office:value="0.0228164172">
                <text:p>0.0228164172</text:p>
              </table:table-cell>
              <table:table-cell office:value-type="float" office:value="0.1686509356">
                <text:p>0.1686509356</text:p>
              </table:table-cell>
              <table:table-cell office:value-type="float" office:value="1.274792254">
                <text:p>1.274792254</text:p>
              </table:table-cell>
              <table:table-cell office:value-type="float" office:value="1.609729104">
                <text:p>1.609729104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04066318">
                <text:p>0.0004066318</text:p>
                <draw:g>
                  <svg:desc>Delete_Complete.B3:Delete_Complete.F3</svg:desc>
                </draw:g>
              </table:table-cell>
              <table:table-cell office:value-type="float" office:value="0.0006118552">
                <text:p>0.0006118552</text:p>
              </table:table-cell>
              <table:table-cell office:value-type="float" office:value="0.0003991086">
                <text:p>0.0003991086</text:p>
              </table:table-cell>
              <table:table-cell office:value-type="float" office:value="0.000366523">
                <text:p>0.000366523</text:p>
              </table:table-cell>
              <table:table-cell office:value-type="float" office:value="0.0012446822">
                <text:p>0.0012446822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0393558">
                <text:p>0.000393558</text:p>
                <draw:g>
                  <svg:desc>Delete_Complete.B4:Delete_Complete.F4</svg:desc>
                </draw:g>
              </table:table-cell>
              <table:table-cell office:value-type="float" office:value="0.0002348224">
                <text:p>0.0002348224</text:p>
              </table:table-cell>
              <table:table-cell office:value-type="float" office:value="0.000952478">
                <text:p>0.000952478</text:p>
              </table:table-cell>
              <table:table-cell office:value-type="float" office:value="0.0007410388">
                <text:p>0.0007410388</text:p>
              </table:table-cell>
              <table:table-cell office:value-type="float" office:value="0.001217367">
                <text:p>0.001217367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81219646">
                <text:p>0.0081219646</text:p>
                <draw:g>
                  <svg:desc>Delete_Complete.B5:Delete_Complete.F5</svg:desc>
                </draw:g>
              </table:table-cell>
              <table:table-cell office:value-type="float" office:value="0.0185994564">
                <text:p>0.0185994564</text:p>
              </table:table-cell>
              <table:table-cell office:value-type="float" office:value="0.149102372">
                <text:p>0.149102372</text:p>
              </table:table-cell>
              <table:table-cell office:value-type="float" office:value="1.6221174672">
                <text:p>1.6221174672</text:p>
              </table:table-cell>
              <table:table-cell office:value-type="float" office:value="2.762810496">
                <text:p>2.762810496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008374956">
                <text:p>0.0008374956</text:p>
                <draw:g>
                  <svg:desc>Delete_Complete.B6:Delete_Complete.F6</svg:desc>
                </draw:g>
              </table:table-cell>
              <table:table-cell office:value-type="float" office:value="0.0035493302">
                <text:p>0.0035493302</text:p>
              </table:table-cell>
              <table:table-cell office:value-type="float" office:value="0.0047094224">
                <text:p>0.0047094224</text:p>
              </table:table-cell>
              <table:table-cell office:value-type="float" office:value="0.0380718008">
                <text:p>0.0380718008</text:p>
              </table:table-cell>
              <table:table-cell office:value-type="float" office:value="0.523233677">
                <text:p>0.523233677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22421234">
                <text:p>0.0022421234</text:p>
                <draw:g>
                  <svg:desc>Delete_Complete.B7:Delete_Complete.F7</svg:desc>
                </draw:g>
              </table:table-cell>
              <table:table-cell office:value-type="float" office:value="0.0022151764">
                <text:p>0.0022151764</text:p>
              </table:table-cell>
              <table:table-cell office:value-type="float" office:value="0.0020953098">
                <text:p>0.0020953098</text:p>
              </table:table-cell>
              <table:table-cell office:value-type="float" office:value="0.0022187356">
                <text:p>0.0022187356</text:p>
              </table:table-cell>
              <table:table-cell office:value-type="float" office:value="0.0042834236">
                <text:p>0.0042834236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06357346">
                <text:p>0.006357346</text:p>
                <draw:g>
                  <svg:desc>Delete_Complete.B8:Delete_Complete.F8</svg:desc>
                </draw:g>
              </table:table-cell>
              <table:table-cell office:value-type="float" office:value="0.0246245562">
                <text:p>0.0246245562</text:p>
              </table:table-cell>
              <table:table-cell office:value-type="float" office:value="0.1728297896">
                <text:p>0.1728297896</text:p>
              </table:table-cell>
              <table:table-cell office:value-type="float" office:value="1.6107395338">
                <text:p>1.6107395338</text:p>
              </table:table-cell>
              <table:table-cell office:value-type="float" office:value="15.2580564004">
                <text:p>15.2580564004</text:p>
              </table:table-cell>
            </table:table-row>
            <table:table-row>
              <table:table-cell office:value-type="string">
                <text:p>'NaturalBloofi'</text:p>
                <draw:g>
                  <svg:desc>Delete_Complete.A9:Delete_Complete.A9</svg:desc>
                </draw:g>
              </table:table-cell>
              <table:table-cell office:value-type="float" office:value="0.563249485">
                <text:p>0.563249485</text:p>
                <draw:g>
                  <svg:desc>Delete_Complete.B9:Delete_Complete.F9</svg:desc>
                </draw:g>
              </table:table-cell>
              <table:table-cell office:value-type="float" office:value="0.589786826">
                <text:p>0.589786826</text:p>
              </table:table-cell>
              <table:table-cell office:value-type="float" office:value="0.7028060122">
                <text:p>0.7028060122</text:p>
              </table:table-cell>
              <table:table-cell office:value-type="float" office:value="2.0102721964">
                <text:p>2.010272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Complete.A10:Delete_Complete.A10</svg:desc>
                </draw:g>
              </table:table-cell>
              <table:table-cell office:value-type="float" office:value="0.5621495102">
                <text:p>0.5621495102</text:p>
                <draw:g>
                  <svg:desc>Delete_Complete.B10:Delete_Complete.F10</svg:desc>
                </draw:g>
              </table:table-cell>
              <table:table-cell office:value-type="float" office:value="0.5490870928">
                <text:p>0.5490870928</text:p>
              </table:table-cell>
              <table:table-cell office:value-type="float" office:value="1.0151952654">
                <text:p>1.0151952654</text:p>
              </table:table-cell>
              <table:table-cell office:value-type="float" office:value="6.2840504938">
                <text:p>6.2840504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HighCard.A1:Delete_High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HighCard.B1:Delete_High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HighCard.B2:Delete_HighCard.F2" chart:label-cell-address="Delete_HighCard.A2:Delete_HighCard.A2" chart:class="chart:line">
            <chart:data-point chart:repeated="5"/>
          </chart:series>
          <chart:series chart:attached-axis="primary-y" chart:style-name="ch11" chart:values-cell-range-address="Delete_HighCard.B3:Delete_HighCard.F3" chart:label-cell-address="Delete_HighCard.A3:Delete_HighCard.A3" chart:class="chart:line">
            <chart:data-point chart:repeated="5"/>
          </chart:series>
          <chart:series chart:attached-axis="primary-y" chart:style-name="ch12" chart:values-cell-range-address="Delete_HighCard.B4:Delete_HighCard.F4" chart:label-cell-address="Delete_HighCard.A4:Delete_HighCard.A4" chart:class="chart:line">
            <chart:data-point chart:repeated="5"/>
          </chart:series>
          <chart:series chart:attached-axis="primary-y" chart:style-name="ch13" chart:values-cell-range-address="Delete_HighCard.B5:Delete_HighCard.F5" chart:label-cell-address="Delete_HighCard.A5:Delete_HighCard.A5" chart:class="chart:line">
            <chart:data-point chart:repeated="5"/>
          </chart:series>
          <chart:series chart:attached-axis="primary-y" chart:style-name="ch14" chart:values-cell-range-address="Delete_HighCard.B6:Delete_HighCard.F6" chart:label-cell-address="Delete_HighCard.A6:Delete_HighCard.A6" chart:class="chart:line">
            <chart:data-point chart:repeated="5"/>
          </chart:series>
          <chart:series chart:attached-axis="primary-y" chart:style-name="ch15" chart:values-cell-range-address="Delete_HighCard.B7:Delete_HighCard.F7" chart:label-cell-address="Delete_HighCard.A7:Delete_HighCard.A7" chart:class="chart:line">
            <chart:data-point chart:repeated="5"/>
          </chart:series>
          <chart:series chart:attached-axis="primary-y" chart:style-name="ch16" chart:values-cell-range-address="Delete_HighCard.B8:Delete_HighCard.F8" chart:label-cell-address="Delete_HighCard.A8:Delete_HighCard.A8" chart:class="chart:line">
            <chart:data-point chart:repeated="5"/>
          </chart:series>
          <chart:series chart:attached-axis="primary-y" chart:style-name="ch17" chart:values-cell-range-address="Delete_HighCard.B9:Delete_HighCard.F9" chart:label-cell-address="Delete_HighCard.A9:Delete_HighCard.A9" chart:class="chart:line">
            <chart:data-point chart:repeated="5"/>
          </chart:series>
          <chart:series chart:attached-axis="primary-y" chart:style-name="ch18" chart:values-cell-range-address="Delete_HighCard.B10:Delete_HighCard.F10" chart:label-cell-address="Delete_HighCard.A10:Delete_High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HighCard.B1:Delete_High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HighCard.A2:Delete_HighCard.A2</svg:desc>
                </draw:g>
              </table:table-cell>
              <table:table-cell office:value-type="float" office:value="0.0036406282">
                <text:p>0.0036406282</text:p>
                <draw:g>
                  <svg:desc>Delete_HighCard.B2:Delete_HighCard.F2</svg:desc>
                </draw:g>
              </table:table-cell>
              <table:table-cell office:value-type="float" office:value="0.011992277">
                <text:p>0.011992277</text:p>
              </table:table-cell>
              <table:table-cell office:value-type="float" office:value="0.1792458622">
                <text:p>0.1792458622</text:p>
              </table:table-cell>
              <table:table-cell office:value-type="float" office:value="1.4096418166">
                <text:p>1.4096418166</text:p>
              </table:table-cell>
              <table:table-cell office:value-type="float" office:value="16.1752403622">
                <text:p>16.1752403622</text:p>
              </table:table-cell>
            </table:table-row>
            <table:table-row>
              <table:table-cell office:value-type="string">
                <text:p>'BF-Trie4'</text:p>
                <draw:g>
                  <svg:desc>Delete_HighCard.A3:Delete_HighCard.A3</svg:desc>
                </draw:g>
              </table:table-cell>
              <table:table-cell office:value-type="float" office:value="0.0002379658">
                <text:p>0.0002379658</text:p>
                <draw:g>
                  <svg:desc>Delete_HighCard.B3:Delete_HighCard.F3</svg:desc>
                </draw:g>
              </table:table-cell>
              <table:table-cell office:value-type="float" office:value="0.0003242046">
                <text:p>0.0003242046</text:p>
              </table:table-cell>
              <table:table-cell office:value-type="float" office:value="0.0002186126">
                <text:p>0.0002186126</text:p>
              </table:table-cell>
              <table:table-cell office:value-type="float" office:value="0.0001502072">
                <text:p>0.0001502072</text:p>
              </table:table-cell>
              <table:table-cell office:value-type="float" office:value="0.000230979">
                <text:p>0.000230979</text:p>
              </table:table-cell>
            </table:table-row>
            <table:table-row>
              <table:table-cell office:value-type="string">
                <text:p>'BF-Trie8'</text:p>
                <draw:g>
                  <svg:desc>Delete_HighCard.A4:Delete_HighCard.A4</svg:desc>
                </draw:g>
              </table:table-cell>
              <table:table-cell office:value-type="float" office:value="0.0001958932">
                <text:p>0.0001958932</text:p>
                <draw:g>
                  <svg:desc>Delete_HighCard.B4:Delete_HighCard.F4</svg:desc>
                </draw:g>
              </table:table-cell>
              <table:table-cell office:value-type="float" office:value="0.0001827948">
                <text:p>0.0001827948</text:p>
              </table:table-cell>
              <table:table-cell office:value-type="float" office:value="0.0001639496">
                <text:p>0.0001639496</text:p>
              </table:table-cell>
              <table:table-cell office:value-type="float" office:value="0.0001520798">
                <text:p>0.0001520798</text:p>
              </table:table-cell>
              <table:table-cell office:value-type="float" office:value="0.0001330084">
                <text:p>0.0001330084</text:p>
              </table:table-cell>
            </table:table-row>
            <table:table-row>
              <table:table-cell office:value-type="string">
                <text:p>'Bloofi'</text:p>
                <draw:g>
                  <svg:desc>Delete_HighCard.A5:Delete_HighCard.A5</svg:desc>
                </draw:g>
              </table:table-cell>
              <table:table-cell office:value-type="float" office:value="0.0130936766">
                <text:p>0.0130936766</text:p>
                <draw:g>
                  <svg:desc>Delete_HighCard.B5:Delete_HighCard.F5</svg:desc>
                </draw:g>
              </table:table-cell>
              <table:table-cell office:value-type="float" office:value="0.0330772946">
                <text:p>0.0330772946</text:p>
              </table:table-cell>
              <table:table-cell office:value-type="float" office:value="0.2655121336">
                <text:p>0.2655121336</text:p>
              </table:table-cell>
              <table:table-cell office:value-type="float" office:value="4.6371546706">
                <text:p>4.6371546706</text:p>
              </table:table-cell>
              <table:table-cell office:value-type="float" office:value="39.080022347">
                <text:p>39.080022347</text:p>
              </table:table-cell>
            </table:table-row>
            <table:table-row>
              <table:table-cell office:value-type="string">
                <text:p>'FlatBloofi'</text:p>
                <draw:g>
                  <svg:desc>Delete_HighCard.A6:Delete_HighCard.A6</svg:desc>
                </draw:g>
              </table:table-cell>
              <table:table-cell office:value-type="float" office:value="0.0004337488">
                <text:p>0.0004337488</text:p>
                <draw:g>
                  <svg:desc>Delete_HighCard.B6:Delete_HighCard.F6</svg:desc>
                </draw:g>
              </table:table-cell>
              <table:table-cell office:value-type="float" office:value="0.003507004">
                <text:p>0.003507004</text:p>
              </table:table-cell>
              <table:table-cell office:value-type="float" office:value="0.004013356">
                <text:p>0.004013356</text:p>
              </table:table-cell>
              <table:table-cell office:value-type="float" office:value="0.0250677108">
                <text:p>0.0250677108</text:p>
              </table:table-cell>
              <table:table-cell office:value-type="float" office:value="0.4334836842">
                <text:p>0.4334836842</text:p>
              </table:table-cell>
            </table:table-row>
            <table:table-row>
              <table:table-cell office:value-type="string">
                <text:p>'Hamming'</text:p>
                <draw:g>
                  <svg:desc>Delete_HighCard.A7:Delete_HighCard.A7</svg:desc>
                </draw:g>
              </table:table-cell>
              <table:table-cell office:value-type="float" office:value="0.000630835">
                <text:p>0.000630835</text:p>
                <draw:g>
                  <svg:desc>Delete_HighCard.B7:Delete_HighCard.F7</svg:desc>
                </draw:g>
              </table:table-cell>
              <table:table-cell office:value-type="float" office:value="0.0010827738">
                <text:p>0.0010827738</text:p>
              </table:table-cell>
              <table:table-cell office:value-type="float" office:value="0.0012880818">
                <text:p>0.0012880818</text:p>
              </table:table-cell>
              <table:table-cell office:value-type="float" office:value="0.0007136316">
                <text:p>0.0007136316</text:p>
              </table:table-cell>
              <table:table-cell office:value-type="float" office:value="0.0009877856">
                <text:p>0.0009877856</text:p>
              </table:table-cell>
            </table:table-row>
            <table:table-row>
              <table:table-cell office:value-type="string">
                <text:p>'List'</text:p>
                <draw:g>
                  <svg:desc>Delete_HighCard.A8:Delete_HighCard.A8</svg:desc>
                </draw:g>
              </table:table-cell>
              <table:table-cell office:value-type="float" office:value="0.0063775576">
                <text:p>0.0063775576</text:p>
                <draw:g>
                  <svg:desc>Delete_HighCard.B8:Delete_HighCard.F8</svg:desc>
                </draw:g>
              </table:table-cell>
              <table:table-cell office:value-type="float" office:value="0.0205015638">
                <text:p>0.0205015638</text:p>
              </table:table-cell>
              <table:table-cell office:value-type="float" office:value="0.1510710734">
                <text:p>0.1510710734</text:p>
              </table:table-cell>
              <table:table-cell office:value-type="float" office:value="1.5110972628">
                <text:p>1.5110972628</text:p>
              </table:table-cell>
              <table:table-cell office:value-type="float" office:value="19.6797270356">
                <text:p>19.6797270356</text:p>
              </table:table-cell>
            </table:table-row>
            <table:table-row>
              <table:table-cell office:value-type="string">
                <text:p>'NaturalBloofi'</text:p>
                <draw:g>
                  <svg:desc>Delete_HighCard.A9:Delete_HighCard.A9</svg:desc>
                </draw:g>
              </table:table-cell>
              <table:table-cell office:value-type="float" office:value="0.4969418724">
                <text:p>0.4969418724</text:p>
                <draw:g>
                  <svg:desc>Delete_HighCard.B9:Delete_HighCard.F9</svg:desc>
                </draw:g>
              </table:table-cell>
              <table:table-cell office:value-type="float" office:value="0.249945337">
                <text:p>0.249945337</text:p>
              </table:table-cell>
              <table:table-cell office:value-type="float" office:value="0.5394323068">
                <text:p>0.5394323068</text:p>
              </table:table-cell>
              <table:table-cell office:value-type="float" office:value="3.600492059">
                <text:p>3.60049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HighCard.A10:Delete_HighCard.A10</svg:desc>
                </draw:g>
              </table:table-cell>
              <table:table-cell office:value-type="float" office:value="0.2832767464">
                <text:p>0.2832767464</text:p>
                <draw:g>
                  <svg:desc>Delete_HighCard.B10:Delete_HighCard.F10</svg:desc>
                </draw:g>
              </table:table-cell>
              <table:table-cell office:value-type="float" office:value="0.2289260874">
                <text:p>0.2289260874</text:p>
              </table:table-cell>
              <table:table-cell office:value-type="float" office:value="0.8764404644">
                <text:p>0.8764404644</text:p>
              </table:table-cell>
              <table:table-cell office:value-type="float" office:value="4.4545087586">
                <text:p>4.45450875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LowCard.A1:Delete_LowCard.F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LowCard.B1:Delete_LowCar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LowCard.B2:Delete_LowCard.F2" chart:label-cell-address="Delete_LowCard.A2:Delete_LowCard.A2" chart:class="chart:line">
            <chart:data-point chart:repeated="5"/>
          </chart:series>
          <chart:series chart:attached-axis="primary-y" chart:style-name="ch11" chart:values-cell-range-address="Delete_LowCard.B3:Delete_LowCard.F3" chart:label-cell-address="Delete_LowCard.A3:Delete_LowCard.A3" chart:class="chart:line">
            <chart:data-point chart:repeated="5"/>
          </chart:series>
          <chart:series chart:attached-axis="primary-y" chart:style-name="ch12" chart:values-cell-range-address="Delete_LowCard.B4:Delete_LowCard.F4" chart:label-cell-address="Delete_LowCard.A4:Delete_LowCard.A4" chart:class="chart:line">
            <chart:data-point chart:repeated="5"/>
          </chart:series>
          <chart:series chart:attached-axis="primary-y" chart:style-name="ch13" chart:values-cell-range-address="Delete_LowCard.B5:Delete_LowCard.F5" chart:label-cell-address="Delete_LowCard.A5:Delete_LowCard.A5" chart:class="chart:line">
            <chart:data-point chart:repeated="5"/>
          </chart:series>
          <chart:series chart:attached-axis="primary-y" chart:style-name="ch14" chart:values-cell-range-address="Delete_LowCard.B6:Delete_LowCard.F6" chart:label-cell-address="Delete_LowCard.A6:Delete_LowCard.A6" chart:class="chart:line">
            <chart:data-point chart:repeated="5"/>
          </chart:series>
          <chart:series chart:attached-axis="primary-y" chart:style-name="ch15" chart:values-cell-range-address="Delete_LowCard.B7:Delete_LowCard.F7" chart:label-cell-address="Delete_LowCard.A7:Delete_LowCard.A7" chart:class="chart:line">
            <chart:data-point chart:repeated="5"/>
          </chart:series>
          <chart:series chart:attached-axis="primary-y" chart:style-name="ch16" chart:values-cell-range-address="Delete_LowCard.B8:Delete_LowCard.F8" chart:label-cell-address="Delete_LowCard.A8:Delete_LowCard.A8" chart:class="chart:line">
            <chart:data-point chart:repeated="5"/>
          </chart:series>
          <chart:series chart:attached-axis="primary-y" chart:style-name="ch17" chart:values-cell-range-address="Delete_LowCard.B9:Delete_LowCard.F9" chart:label-cell-address="Delete_LowCard.A9:Delete_LowCard.A9" chart:class="chart:line">
            <chart:data-point chart:repeated="5"/>
          </chart:series>
          <chart:series chart:attached-axis="primary-y" chart:style-name="ch18" chart:values-cell-range-address="Delete_LowCard.B10:Delete_LowCard.F10" chart:label-cell-address="Delete_LowCard.A10:Delete_LowCard.A10" chart:class="chart:line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LowCard.B1:Delete_LowCard.F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  <table:table-cell office:value-type="string">
                <text:p>'10^6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LowCard.A2:Delete_LowCard.A2</svg:desc>
                </draw:g>
              </table:table-cell>
              <table:table-cell office:value-type="float" office:value="0.0094376452">
                <text:p>0.0094376452</text:p>
                <draw:g>
                  <svg:desc>Delete_LowCard.B2:Delete_LowCard.F2</svg:desc>
                </draw:g>
              </table:table-cell>
              <table:table-cell office:value-type="float" office:value="0.0205864026">
                <text:p>0.0205864026</text:p>
              </table:table-cell>
              <table:table-cell office:value-type="float" office:value="0.1518509092">
                <text:p>0.1518509092</text:p>
              </table:table-cell>
              <table:table-cell office:value-type="float" office:value="1.6302542436">
                <text:p>1.6302542436</text:p>
              </table:table-cell>
              <table:table-cell office:value-type="float" office:value="15.442879677">
                <text:p>15.442879677</text:p>
              </table:table-cell>
            </table:table-row>
            <table:table-row>
              <table:table-cell office:value-type="string">
                <text:p>'BF-Trie4'</text:p>
                <draw:g>
                  <svg:desc>Delete_LowCard.A3:Delete_LowCard.A3</svg:desc>
                </draw:g>
              </table:table-cell>
              <table:table-cell office:value-type="float" office:value="0.0002397536">
                <text:p>0.0002397536</text:p>
                <draw:g>
                  <svg:desc>Delete_LowCard.B3:Delete_LowCard.F3</svg:desc>
                </draw:g>
              </table:table-cell>
              <table:table-cell office:value-type="float" office:value="0.0003777452">
                <text:p>0.0003777452</text:p>
              </table:table-cell>
              <table:table-cell office:value-type="float" office:value="0.000202262">
                <text:p>0.000202262</text:p>
              </table:table-cell>
              <table:table-cell office:value-type="float" office:value="0.0001384414">
                <text:p>0.0001384414</text:p>
              </table:table-cell>
              <table:table-cell office:value-type="float" office:value="0.000184784">
                <text:p>0.000184784</text:p>
              </table:table-cell>
            </table:table-row>
            <table:table-row>
              <table:table-cell office:value-type="string">
                <text:p>'BF-Trie8'</text:p>
                <draw:g>
                  <svg:desc>Delete_LowCard.A4:Delete_LowCard.A4</svg:desc>
                </draw:g>
              </table:table-cell>
              <table:table-cell office:value-type="float" office:value="0.003410694">
                <text:p>0.003410694</text:p>
                <draw:g>
                  <svg:desc>Delete_LowCard.B4:Delete_LowCard.F4</svg:desc>
                </draw:g>
              </table:table-cell>
              <table:table-cell office:value-type="float" office:value="0.0002067416">
                <text:p>0.0002067416</text:p>
              </table:table-cell>
              <table:table-cell office:value-type="float" office:value="0.0001497624">
                <text:p>0.0001497624</text:p>
              </table:table-cell>
              <table:table-cell office:value-type="float" office:value="0.0001467254">
                <text:p>0.0001467254</text:p>
              </table:table-cell>
              <table:table-cell office:value-type="float" office:value="0.0000988812">
                <text:p>0.0000988812</text:p>
              </table:table-cell>
            </table:table-row>
            <table:table-row>
              <table:table-cell office:value-type="string">
                <text:p>'Bloofi'</text:p>
                <draw:g>
                  <svg:desc>Delete_LowCard.A5:Delete_LowCard.A5</svg:desc>
                </draw:g>
              </table:table-cell>
              <table:table-cell office:value-type="float" office:value="0.031061053">
                <text:p>0.031061053</text:p>
                <draw:g>
                  <svg:desc>Delete_LowCard.B5:Delete_LowCard.F5</svg:desc>
                </draw:g>
              </table:table-cell>
              <table:table-cell office:value-type="float" office:value="0.0360356682">
                <text:p>0.0360356682</text:p>
              </table:table-cell>
              <table:table-cell office:value-type="float" office:value="0.3248930902">
                <text:p>0.3248930902</text:p>
              </table:table-cell>
              <table:table-cell office:value-type="float" office:value="5.4058797634">
                <text:p>5.4058797634</text:p>
              </table:table-cell>
              <table:table-cell office:value-type="float" office:value="45.333283039">
                <text:p>45.333283039</text:p>
              </table:table-cell>
            </table:table-row>
            <table:table-row>
              <table:table-cell office:value-type="string">
                <text:p>'FlatBloofi'</text:p>
                <draw:g>
                  <svg:desc>Delete_LowCard.A6:Delete_LowCard.A6</svg:desc>
                </draw:g>
              </table:table-cell>
              <table:table-cell office:value-type="float" office:value="0.0004106542">
                <text:p>0.0004106542</text:p>
                <draw:g>
                  <svg:desc>Delete_LowCard.B6:Delete_LowCard.F6</svg:desc>
                </draw:g>
              </table:table-cell>
              <table:table-cell office:value-type="float" office:value="0.0035718194">
                <text:p>0.0035718194</text:p>
              </table:table-cell>
              <table:table-cell office:value-type="float" office:value="0.0281009642">
                <text:p>0.0281009642</text:p>
              </table:table-cell>
              <table:table-cell office:value-type="float" office:value="0.0251698718">
                <text:p>0.0251698718</text:p>
              </table:table-cell>
              <table:table-cell office:value-type="float" office:value="0.3501745584">
                <text:p>0.3501745584</text:p>
              </table:table-cell>
            </table:table-row>
            <table:table-row>
              <table:table-cell office:value-type="string">
                <text:p>'Hamming'</text:p>
                <draw:g>
                  <svg:desc>Delete_LowCard.A7:Delete_LowCard.A7</svg:desc>
                </draw:g>
              </table:table-cell>
              <table:table-cell office:value-type="float" office:value="0.0006618744">
                <text:p>0.0006618744</text:p>
                <draw:g>
                  <svg:desc>Delete_LowCard.B7:Delete_LowCard.F7</svg:desc>
                </draw:g>
              </table:table-cell>
              <table:table-cell office:value-type="float" office:value="0.0010827738">
                <text:p>0.0010827738</text:p>
              </table:table-cell>
              <table:table-cell office:value-type="float" office:value="0.001343715">
                <text:p>0.001343715</text:p>
              </table:table-cell>
              <table:table-cell office:value-type="float" office:value="0.0006517238">
                <text:p>0.0006517238</text:p>
              </table:table-cell>
              <table:table-cell office:value-type="float" office:value="0.0009363766">
                <text:p>0.0009363766</text:p>
              </table:table-cell>
            </table:table-row>
            <table:table-row>
              <table:table-cell office:value-type="string">
                <text:p>'List'</text:p>
                <draw:g>
                  <svg:desc>Delete_LowCard.A8:Delete_LowCard.A8</svg:desc>
                </draw:g>
              </table:table-cell>
              <table:table-cell office:value-type="float" office:value="0.0063272924">
                <text:p>0.0063272924</text:p>
                <draw:g>
                  <svg:desc>Delete_LowCard.B8:Delete_LowCard.F8</svg:desc>
                </draw:g>
              </table:table-cell>
              <table:table-cell office:value-type="float" office:value="0.0198811354">
                <text:p>0.0198811354</text:p>
              </table:table-cell>
              <table:table-cell office:value-type="float" office:value="0.1498290424">
                <text:p>0.1498290424</text:p>
              </table:table-cell>
              <table:table-cell office:value-type="float" office:value="1.7530987578">
                <text:p>1.7530987578</text:p>
              </table:table-cell>
              <table:table-cell office:value-type="float" office:value="19.6478247234">
                <text:p>19.6478247234</text:p>
              </table:table-cell>
            </table:table-row>
            <table:table-row>
              <table:table-cell office:value-type="string">
                <text:p>'NaturalBloofi'</text:p>
                <draw:g>
                  <svg:desc>Delete_LowCard.A9:Delete_LowCard.A9</svg:desc>
                </draw:g>
              </table:table-cell>
              <table:table-cell office:value-type="float" office:value="0.2519365496">
                <text:p>0.2519365496</text:p>
                <draw:g>
                  <svg:desc>Delete_LowCard.B9:Delete_LowCard.F9</svg:desc>
                </draw:g>
              </table:table-cell>
              <table:table-cell office:value-type="float" office:value="0.230290529">
                <text:p>0.230290529</text:p>
              </table:table-cell>
              <table:table-cell office:value-type="float" office:value="0.4907767064">
                <text:p>0.4907767064</text:p>
              </table:table-cell>
              <table:table-cell office:value-type="float" office:value="4.6079110588">
                <text:p>4.607911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LowCard.A10:Delete_LowCard.A10</svg:desc>
                </draw:g>
              </table:table-cell>
              <table:table-cell office:value-type="float" office:value="0.3002112028">
                <text:p>0.3002112028</text:p>
                <draw:g>
                  <svg:desc>Delete_LowCard.B10:Delete_LowCard.F10</svg:desc>
                </draw:g>
              </table:table-cell>
              <table:table-cell office:value-type="float" office:value="0.2447663842">
                <text:p>0.2447663842</text:p>
              </table:table-cell>
              <table:table-cell office:value-type="float" office:value="0.583316399">
                <text:p>0.583316399</text:p>
              </table:table-cell>
              <table:table-cell office:value-type="float" office:value="4.4711799488">
                <text:p>4.47117994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